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8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1.3693in"/>
    </style:style>
    <style:style style:name="co5" style:family="table-column">
      <style:table-column-properties fo:break-before="auto" style:column-width="0.2472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Hubs" table:style-name="ta1" table:print="false"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3" office:value-type="string">
            <text:p>Brand</text:p>
          </table:table-cell>
          <table:table-cell table:style-name="ce3" office:value-type="string">
            <text:p>Model</text:p>
          </table:table-cell>
          <table:table-cell table:style-name="ce1" office:value-type="string">
            <text:p>Holes</text:p>
          </table:table-cell>
          <table:table-cell table:style-name="ce3" office:value-type="string">
            <text:p>F/B</text:p>
          </table:table-cell>
          <table:table-cell table:style-name="ce3" office:value-type="string">
            <text:p>Spec</text:p>
          </table:table-cell>
          <table:table-cell table:style-name="ce3" office:value-type="string">
            <text:p>Color</text:p>
          </table:table-cell>
          <table:table-cell table:style-name="ce3"/>
          <table:table-cell table:style-name="ce3" office:value-type="string">
            <text:p>List Price</text:p>
          </table:table-cell>
          <table:table-cell table:style-name="ce3" office:value-type="string">
            <text:p>Sale Price</text:p>
          </table:table-cell>
          <table:table-cell table:style-name="ce3" table:number-columns-repeated="1013"/>
        </table:table-row>
        <table:table-row table:style-name="ro1">
          <table:table-cell office:value-type="string">
            <text:p>38975</text:p>
          </table:table-cell>
          <table:table-cell office:value-type="string">
            <text:p>Formula</text:p>
          </table:table-cell>
          <table:table-cell office:value-type="string">
            <text:p>TH30</text:p>
          </table:table-cell>
          <table:table-cell table:style-name="ce2" office:value-type="float" office:value="36">
            <text:p>36</text:p>
          </table:table-cell>
          <table:table-cell table:style-name="Default" office:value-type="string">
            <text:p>Front</text:p>
          </table:table-cell>
          <table:table-cell/>
          <table:table-cell office:value-type="string">
            <text:p>Silver</text:p>
          </table:table-cell>
          <table:table-cell/>
          <table:table-cell office:value-type="float" office:value="20.59">
            <text:p>20.59</text:p>
          </table:table-cell>
          <table:table-cell table:formula="of:=[.I2]*2" office:value-type="float" office:value="41.18">
            <text:p>41.18</text:p>
          </table:table-cell>
          <table:table-cell table:number-columns-repeated="1013"/>
        </table:table-row>
        <table:table-row table:style-name="ro1">
          <table:table-cell office:value-type="string">
            <text:p>38974</text:p>
          </table:table-cell>
          <table:table-cell office:value-type="string">
            <text:p>Formula</text:p>
          </table:table-cell>
          <table:table-cell office:value-type="string">
            <text:p>TH30</text:p>
          </table:table-cell>
          <table:table-cell table:style-name="ce2" office:value-type="float" office:value="36">
            <text:p>36</text:p>
          </table:table-cell>
          <table:table-cell table:style-name="Default" office:value-type="string">
            <text:p>Front</text:p>
          </table:table-cell>
          <table:table-cell/>
          <table:table-cell office:value-type="string">
            <text:p>Black</text:p>
          </table:table-cell>
          <table:table-cell/>
          <table:table-cell office:value-type="float" office:value="20.59">
            <text:p>20.59</text:p>
          </table:table-cell>
          <table:table-cell table:formula="of:=[.I3]*2" office:value-type="float" office:value="41.18">
            <text:p>41.18</text:p>
          </table:table-cell>
          <table:table-cell table:number-columns-repeated="1013"/>
        </table:table-row>
        <table:table-row table:style-name="ro1">
          <table:table-cell office:value-type="float" office:value="38976">
            <text:p>38976</text:p>
          </table:table-cell>
          <table:table-cell office:value-type="string">
            <text:p>Formula</text:p>
          </table:table-cell>
          <table:table-cell office:value-type="string">
            <text:p>TH31</text:p>
          </table:table-cell>
          <table:table-cell table:style-name="ce2" office:value-type="float" office:value="36">
            <text:p>36</text:p>
          </table:table-cell>
          <table:table-cell table:style-name="Default" office:value-type="string">
            <text:p>Rear</text:p>
          </table:table-cell>
          <table:table-cell office:value-type="string">
            <text:p>Fixed/Free</text:p>
          </table:table-cell>
          <table:table-cell office:value-type="string">
            <text:p>Black</text:p>
          </table:table-cell>
          <table:table-cell/>
          <table:table-cell office:value-type="float" office:value="22.69">
            <text:p>22.69</text:p>
          </table:table-cell>
          <table:table-cell table:formula="of:=[.I4]*2" office:value-type="float" office:value="45.38">
            <text:p>45.38</text:p>
          </table:table-cell>
          <table:table-cell table:number-columns-repeated="1013"/>
        </table:table-row>
        <table:table-row table:style-name="ro1">
          <table:table-cell office:value-type="float" office:value="38977">
            <text:p>38977</text:p>
          </table:table-cell>
          <table:table-cell office:value-type="string">
            <text:p>Formula</text:p>
          </table:table-cell>
          <table:table-cell office:value-type="string">
            <text:p>TH31</text:p>
          </table:table-cell>
          <table:table-cell table:style-name="ce2" office:value-type="float" office:value="36">
            <text:p>36</text:p>
          </table:table-cell>
          <table:table-cell table:style-name="Default" office:value-type="string">
            <text:p>Rear</text:p>
          </table:table-cell>
          <table:table-cell office:value-type="string">
            <text:p>Fixed/Free</text:p>
          </table:table-cell>
          <table:table-cell office:value-type="string">
            <text:p>Silver</text:p>
          </table:table-cell>
          <table:table-cell/>
          <table:table-cell office:value-type="float" office:value="22.69">
            <text:p>22.69</text:p>
          </table:table-cell>
          <table:table-cell table:formula="of:=[.I5]*2" office:value-type="float" office:value="45.38">
            <text:p>45.38</text:p>
          </table:table-cell>
          <table:table-cell table:number-columns-repeated="1013"/>
        </table:table-row>
        <table:table-row table:style-name="ro1">
          <table:table-cell office:value-type="float" office:value="38979">
            <text:p>38979</text:p>
          </table:table-cell>
          <table:table-cell office:value-type="string">
            <text:p>Formula</text:p>
          </table:table-cell>
          <table:table-cell office:value-type="string">
            <text:p>TH32</text:p>
          </table:table-cell>
          <table:table-cell table:style-name="ce2" office:value-type="float" office:value="36">
            <text:p>36</text:p>
          </table:table-cell>
          <table:table-cell table:style-name="Default" office:value-type="string">
            <text:p>Rear</text:p>
          </table:table-cell>
          <table:table-cell office:value-type="string">
            <text:p>Fixed/Fixed</text:p>
          </table:table-cell>
          <table:table-cell office:value-type="string">
            <text:p>Silver</text:p>
          </table:table-cell>
          <table:table-cell office:value-type="string">
            <text:p/>
          </table:table-cell>
          <table:table-cell office:value-type="float" office:value="23.09">
            <text:p>23.09</text:p>
          </table:table-cell>
          <table:table-cell table:formula="of:=[.I6]*2" office:value-type="float" office:value="46.18">
            <text:p>46.18</text:p>
          </table:table-cell>
          <table:table-cell table:number-columns-repeated="1013"/>
        </table:table-row>
        <table:table-row table:style-name="ro1">
          <table:table-cell office:value-type="string">
            <text:p>38845</text:p>
          </table:table-cell>
          <table:table-cell office:value-type="string">
            <text:p>Formula</text:p>
          </table:table-cell>
          <table:table-cell office:value-type="string">
            <text:p>TH50</text:p>
          </table:table-cell>
          <table:table-cell table:style-name="ce2" office:value-type="float" office:value="28">
            <text:p>28</text:p>
          </table:table-cell>
          <table:table-cell table:style-name="Default" office:value-type="string">
            <text:p>Front</text:p>
          </table:table-cell>
          <table:table-cell office:value-type="string">
            <text:p>Sealed, CNC</text:p>
          </table:table-cell>
          <table:table-cell office:value-type="string">
            <text:p>Black/Silver</text:p>
          </table:table-cell>
          <table:table-cell/>
          <table:table-cell office:value-type="float" office:value="25.99">
            <text:p>25.99</text:p>
          </table:table-cell>
          <table:table-cell table:formula="of:=[.I7]*2" office:value-type="float" office:value="51.98">
            <text:p>51.98</text:p>
          </table:table-cell>
          <table:table-cell table:number-columns-repeated="1013"/>
        </table:table-row>
        <table:table-row table:style-name="ro1">
          <table:table-cell office:value-type="string">
            <text:p>38846</text:p>
          </table:table-cell>
          <table:table-cell office:value-type="string">
            <text:p>Formula</text:p>
          </table:table-cell>
          <table:table-cell office:value-type="string">
            <text:p>TH50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Front</text:p>
          </table:table-cell>
          <table:table-cell office:value-type="string">
            <text:p>Sealed, CNC</text:p>
          </table:table-cell>
          <table:table-cell office:value-type="string">
            <text:p>Black/Silver</text:p>
          </table:table-cell>
          <table:table-cell/>
          <table:table-cell office:value-type="float" office:value="25.99">
            <text:p>25.99</text:p>
          </table:table-cell>
          <table:table-cell table:formula="of:=[.I8]*2" office:value-type="float" office:value="51.98">
            <text:p>51.98</text:p>
          </table:table-cell>
          <table:table-cell table:number-columns-repeated="1013"/>
        </table:table-row>
        <table:table-row table:style-name="ro1">
          <table:table-cell office:value-type="string">
            <text:p>38704</text:p>
          </table:table-cell>
          <table:table-cell office:value-type="string">
            <text:p>Formula</text:p>
          </table:table-cell>
          <table:table-cell office:value-type="string">
            <text:p>TH50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Front</text:p>
          </table:table-cell>
          <table:table-cell office:value-type="string">
            <text:p>Sealed</text:p>
          </table:table-cell>
          <table:table-cell office:value-type="string">
            <text:p>Black</text:p>
          </table:table-cell>
          <table:table-cell/>
          <table:table-cell office:value-type="float" office:value="25.99">
            <text:p>25.99</text:p>
          </table:table-cell>
          <table:table-cell table:formula="of:=[.I9]*2" office:value-type="float" office:value="51.98">
            <text:p>51.98</text:p>
          </table:table-cell>
          <table:table-cell table:number-columns-repeated="1013"/>
        </table:table-row>
        <table:table-row table:style-name="ro1">
          <table:table-cell office:value-type="string">
            <text:p>37266</text:p>
          </table:table-cell>
          <table:table-cell office:value-type="string">
            <text:p>Formula</text:p>
          </table:table-cell>
          <table:table-cell office:value-type="string">
            <text:p>TH50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Front</text:p>
          </table:table-cell>
          <table:table-cell office:value-type="string">
            <text:p>Sealed</text:p>
          </table:table-cell>
          <table:table-cell office:value-type="string">
            <text:p>Gold</text:p>
          </table:table-cell>
          <table:table-cell/>
          <table:table-cell office:value-type="float" office:value="25.99">
            <text:p>25.99</text:p>
          </table:table-cell>
          <table:table-cell table:formula="of:=[.I10]*2" office:value-type="float" office:value="51.98">
            <text:p>51.98</text:p>
          </table:table-cell>
          <table:table-cell table:number-columns-repeated="1013"/>
        </table:table-row>
        <table:table-row table:style-name="ro1">
          <table:table-cell office:value-type="string">
            <text:p>38913</text:p>
          </table:table-cell>
          <table:table-cell office:value-type="string">
            <text:p>Formula</text:p>
          </table:table-cell>
          <table:table-cell office:value-type="string">
            <text:p>TH50</text:p>
          </table:table-cell>
          <table:table-cell table:style-name="ce2" office:value-type="float" office:value="36">
            <text:p>36</text:p>
          </table:table-cell>
          <table:table-cell table:style-name="Default" office:value-type="string">
            <text:p>Front</text:p>
          </table:table-cell>
          <table:table-cell office:value-type="string">
            <text:p>Sealed</text:p>
          </table:table-cell>
          <table:table-cell office:value-type="string">
            <text:p>Black</text:p>
          </table:table-cell>
          <table:table-cell/>
          <table:table-cell office:value-type="float" office:value="25.99">
            <text:p>25.99</text:p>
          </table:table-cell>
          <table:table-cell table:formula="of:=[.I11]*2" office:value-type="float" office:value="51.98">
            <text:p>51.98</text:p>
          </table:table-cell>
          <table:table-cell table:number-columns-repeated="1013"/>
        </table:table-row>
        <table:table-row table:style-name="ro1">
          <table:table-cell office:value-type="string">
            <text:p>38912</text:p>
          </table:table-cell>
          <table:table-cell office:value-type="string">
            <text:p>Formula</text:p>
          </table:table-cell>
          <table:table-cell office:value-type="string">
            <text:p>TH50</text:p>
          </table:table-cell>
          <table:table-cell table:style-name="ce2" office:value-type="float" office:value="36">
            <text:p>36</text:p>
          </table:table-cell>
          <table:table-cell table:style-name="Default" office:value-type="string">
            <text:p>Front</text:p>
          </table:table-cell>
          <table:table-cell office:value-type="string">
            <text:p>Sealed</text:p>
          </table:table-cell>
          <table:table-cell office:value-type="string">
            <text:p>Silver</text:p>
          </table:table-cell>
          <table:table-cell/>
          <table:table-cell office:value-type="float" office:value="25.99">
            <text:p>25.99</text:p>
          </table:table-cell>
          <table:table-cell table:formula="of:=[.I12]*2" office:value-type="float" office:value="51.98">
            <text:p>51.98</text:p>
          </table:table-cell>
          <table:table-cell table:number-columns-repeated="1013"/>
        </table:table-row>
        <table:table-row table:style-name="ro1">
          <table:table-cell office:value-type="string">
            <text:p>38847</text:p>
          </table:table-cell>
          <table:table-cell office:value-type="string">
            <text:p>Formula</text:p>
          </table:table-cell>
          <table:table-cell office:value-type="string">
            <text:p>TH51</text:p>
          </table:table-cell>
          <table:table-cell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ree</text:p>
          </table:table-cell>
          <table:table-cell office:value-type="string">
            <text:p>Black/Silver</text:p>
          </table:table-cell>
          <table:table-cell table:style-name="ce6" office:value-type="string">
            <text:p/>
          </table:table-cell>
          <table:table-cell office:value-type="float" office:value="26.99">
            <text:p>26.99</text:p>
          </table:table-cell>
          <table:table-cell table:formula="of:=[.I13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7267</text:p>
          </table:table-cell>
          <table:table-cell office:value-type="string">
            <text:p>Formula</text:p>
          </table:table-cell>
          <table:table-cell office:value-type="string">
            <text:p>TH51</text:p>
          </table:table-cell>
          <table:table-cell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ree</text:p>
          </table:table-cell>
          <table:table-cell office:value-type="string">
            <text:p>Gold</text:p>
          </table:table-cell>
          <table:table-cell table:style-name="ce6" office:value-type="string">
            <text:p/>
          </table:table-cell>
          <table:table-cell office:value-type="float" office:value="26.99">
            <text:p>26.99</text:p>
          </table:table-cell>
          <table:table-cell table:formula="of:=[.I14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8915</text:p>
          </table:table-cell>
          <table:table-cell office:value-type="string">
            <text:p>Formula</text:p>
          </table:table-cell>
          <table:table-cell office:value-type="string">
            <text:p>TH51</text:p>
          </table:table-cell>
          <table:table-cell office:value-type="float" office:value="36">
            <text:p>36</text:p>
          </table:table-cell>
          <table:table-cell office:value-type="string">
            <text:p>Rear</text:p>
          </table:table-cell>
          <table:table-cell office:value-type="string">
            <text:p>Sealed, Fixed/Free</text:p>
          </table:table-cell>
          <table:table-cell office:value-type="string">
            <text:p>Black</text:p>
          </table:table-cell>
          <table:table-cell table:style-name="ce6" office:value-type="string">
            <text:p/>
          </table:table-cell>
          <table:table-cell office:value-type="float" office:value="26.99">
            <text:p>26.99</text:p>
          </table:table-cell>
          <table:table-cell table:formula="of:=[.I15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8914</text:p>
          </table:table-cell>
          <table:table-cell office:value-type="string">
            <text:p>Formula</text:p>
          </table:table-cell>
          <table:table-cell office:value-type="string">
            <text:p>TH51</text:p>
          </table:table-cell>
          <table:table-cell office:value-type="float" office:value="36">
            <text:p>36</text:p>
          </table:table-cell>
          <table:table-cell office:value-type="string">
            <text:p>Rear</text:p>
          </table:table-cell>
          <table:table-cell office:value-type="string">
            <text:p>Sealed, Fixed/Free</text:p>
          </table:table-cell>
          <table:table-cell office:value-type="string">
            <text:p>Silver</text:p>
          </table:table-cell>
          <table:table-cell table:style-name="ce6" office:value-type="string">
            <text:p/>
          </table:table-cell>
          <table:table-cell office:value-type="float" office:value="26.99">
            <text:p>26.99</text:p>
          </table:table-cell>
          <table:table-cell table:formula="of:=[.I16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7268</text:p>
          </table:table-cell>
          <table:table-cell office:value-type="string">
            <text:p>Formula</text:p>
          </table:table-cell>
          <table:table-cell office:value-type="string">
            <text:p>TH52</text:p>
          </table:table-cell>
          <table:table-cell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ixed</text:p>
          </table:table-cell>
          <table:table-cell office:value-type="string">
            <text:p>Gold</text:p>
          </table:table-cell>
          <table:table-cell table:style-name="ce6" office:value-type="string">
            <text:p/>
          </table:table-cell>
          <table:table-cell office:value-type="float" office:value="26.99">
            <text:p>26.99</text:p>
          </table:table-cell>
          <table:table-cell table:formula="of:=[.I17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8848</text:p>
          </table:table-cell>
          <table:table-cell office:value-type="string">
            <text:p>Formula</text:p>
          </table:table-cell>
          <table:table-cell office:value-type="string">
            <text:p>TH52</text:p>
          </table:table-cell>
          <table:table-cell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ixed</text:p>
          </table:table-cell>
          <table:table-cell office:value-type="string">
            <text:p>Black/Silver</text:p>
          </table:table-cell>
          <table:table-cell table:style-name="ce6"/>
          <table:table-cell office:value-type="float" office:value="26.99">
            <text:p>26.99</text:p>
          </table:table-cell>
          <table:table-cell table:formula="of:=[.I18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8835</text:p>
          </table:table-cell>
          <table:table-cell office:value-type="string">
            <text:p>Formula</text:p>
          </table:table-cell>
          <table:table-cell office:value-type="string">
            <text:p>TH52</text:p>
          </table:table-cell>
          <table:table-cell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ixed</text:p>
          </table:table-cell>
          <table:table-cell office:value-type="string">
            <text:p>Silver</text:p>
          </table:table-cell>
          <table:table-cell/>
          <table:table-cell office:value-type="float" office:value="26.99">
            <text:p>26.99</text:p>
          </table:table-cell>
          <table:table-cell table:formula="of:=[.I19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7157</text:p>
          </table:table-cell>
          <table:table-cell office:value-type="string">
            <text:p>Formula</text:p>
          </table:table-cell>
          <table:table-cell office:value-type="string">
            <text:p>TH52</text:p>
          </table:table-cell>
          <table:table-cell office:value-type="float" office:value="36">
            <text:p>36</text:p>
          </table:table-cell>
          <table:table-cell office:value-type="string">
            <text:p>Rear</text:p>
          </table:table-cell>
          <table:table-cell office:value-type="string">
            <text:p>Sealed, Fixed/Fixed</text:p>
          </table:table-cell>
          <table:table-cell office:value-type="string">
            <text:p>Silver</text:p>
          </table:table-cell>
          <table:table-cell table:style-name="ce6" office:value-type="string">
            <text:p/>
          </table:table-cell>
          <table:table-cell office:value-type="float" office:value="26.99">
            <text:p>26.99</text:p>
          </table:table-cell>
          <table:table-cell table:formula="of:=[.I20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7304</text:p>
          </table:table-cell>
          <table:table-cell office:value-type="string">
            <text:p>Origin 8</text:p>
          </table:table-cell>
          <table:table-cell office:value-type="string">
            <text:p>TH50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Front</text:p>
          </table:table-cell>
          <table:table-cell office:value-type="string">
            <text:p>Sealed</text:p>
          </table:table-cell>
          <table:table-cell office:value-type="string">
            <text:p>White</text:p>
          </table:table-cell>
          <table:table-cell/>
          <table:table-cell office:value-type="float" office:value="33.99">
            <text:p>33.99</text:p>
          </table:table-cell>
          <table:table-cell table:formula="of:=[.I21]*2" office:value-type="float" office:value="67.98">
            <text:p>67.98</text:p>
          </table:table-cell>
          <table:table-cell table:number-columns-repeated="1013"/>
        </table:table-row>
        <table:table-row table:style-name="ro1">
          <table:table-cell office:value-type="string">
            <text:p>37331</text:p>
          </table:table-cell>
          <table:table-cell office:value-type="string">
            <text:p>Origin 8</text:p>
          </table:table-cell>
          <table:table-cell office:value-type="string">
            <text:p>TH50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Front</text:p>
          </table:table-cell>
          <table:table-cell office:value-type="string">
            <text:p>Sealed</text:p>
          </table:table-cell>
          <table:table-cell office:value-type="string">
            <text:p>Gold</text:p>
          </table:table-cell>
          <table:table-cell/>
          <table:table-cell office:value-type="float" office:value="25.99">
            <text:p>25.99</text:p>
          </table:table-cell>
          <table:table-cell table:formula="of:=[.I22]*2" office:value-type="float" office:value="51.98">
            <text:p>51.98</text:p>
          </table:table-cell>
          <table:table-cell table:number-columns-repeated="1013"/>
        </table:table-row>
        <table:table-row table:style-name="ro1">
          <table:table-cell office:value-type="string">
            <text:p>37305</text:p>
          </table:table-cell>
          <table:table-cell office:value-type="string">
            <text:p>Origin 8</text:p>
          </table:table-cell>
          <table:table-cell office:value-type="string">
            <text:p>TH50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Front</text:p>
          </table:table-cell>
          <table:table-cell office:value-type="string">
            <text:p>Sealed</text:p>
          </table:table-cell>
          <table:table-cell office:value-type="string">
            <text:p>Red</text:p>
          </table:table-cell>
          <table:table-cell/>
          <table:table-cell office:value-type="float" office:value="33.99">
            <text:p>33.99</text:p>
          </table:table-cell>
          <table:table-cell table:formula="of:=[.I23]*2" office:value-type="float" office:value="67.98">
            <text:p>67.98</text:p>
          </table:table-cell>
          <table:table-cell table:number-columns-repeated="1013"/>
        </table:table-row>
        <table:table-row table:style-name="ro1">
          <table:table-cell office:value-type="string">
            <text:p>37335</text:p>
          </table:table-cell>
          <table:table-cell office:value-type="string">
            <text:p>Origin 8</text:p>
          </table:table-cell>
          <table:table-cell office:value-type="string">
            <text:p>TH50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Front</text:p>
          </table:table-cell>
          <table:table-cell office:value-type="string">
            <text:p>Sealed</text:p>
          </table:table-cell>
          <table:table-cell office:value-type="string">
            <text:p>Silver</text:p>
          </table:table-cell>
          <table:table-cell/>
          <table:table-cell office:value-type="float" office:value="25.99">
            <text:p>25.99</text:p>
          </table:table-cell>
          <table:table-cell table:formula="of:=[.I24]*2" office:value-type="float" office:value="51.98">
            <text:p>51.98</text:p>
          </table:table-cell>
          <table:table-cell table:number-columns-repeated="1013"/>
        </table:table-row>
        <table:table-row table:style-name="ro1">
          <table:table-cell office:value-type="string">
            <text:p>37337</text:p>
          </table:table-cell>
          <table:table-cell office:value-type="string">
            <text:p>Origin 8</text:p>
          </table:table-cell>
          <table:table-cell office:value-type="string">
            <text:p>TH50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Front</text:p>
          </table:table-cell>
          <table:table-cell office:value-type="string">
            <text:p>Sealed</text:p>
          </table:table-cell>
          <table:table-cell office:value-type="string">
            <text:p>Black/Silver</text:p>
          </table:table-cell>
          <table:table-cell/>
          <table:table-cell office:value-type="float" office:value="25.99">
            <text:p>25.99</text:p>
          </table:table-cell>
          <table:table-cell table:formula="of:=[.I25]*2" office:value-type="float" office:value="51.98">
            <text:p>51.98</text:p>
          </table:table-cell>
          <table:table-cell table:number-columns-repeated="1013"/>
        </table:table-row>
        <table:table-row table:style-name="ro1">
          <table:table-cell office:value-type="string">
            <text:p>37306</text:p>
          </table:table-cell>
          <table:table-cell office:value-type="string">
            <text:p>Origin 8</text:p>
          </table:table-cell>
          <table:table-cell office:value-type="string">
            <text:p>TH50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Front</text:p>
          </table:table-cell>
          <table:table-cell office:value-type="string">
            <text:p>Sealed</text:p>
          </table:table-cell>
          <table:table-cell office:value-type="string">
            <text:p>Blue</text:p>
          </table:table-cell>
          <table:table-cell/>
          <table:table-cell office:value-type="float" office:value="33.99">
            <text:p>33.99</text:p>
          </table:table-cell>
          <table:table-cell table:formula="of:=[.I26]*2" office:value-type="float" office:value="67.98">
            <text:p>67.98</text:p>
          </table:table-cell>
          <table:table-cell table:number-columns-repeated="1013"/>
        </table:table-row>
        <table:table-row table:style-name="ro1">
          <table:table-cell office:value-type="string">
            <text:p>37309</text:p>
          </table:table-cell>
          <table:table-cell office:value-type="string">
            <text:p>Origin 8</text:p>
          </table:table-cell>
          <table:table-cell office:value-type="string">
            <text:p>TH50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Front</text:p>
          </table:table-cell>
          <table:table-cell office:value-type="string">
            <text:p>Sealed</text:p>
          </table:table-cell>
          <table:table-cell office:value-type="string">
            <text:p>Orange</text:p>
          </table:table-cell>
          <table:table-cell/>
          <table:table-cell office:value-type="float" office:value="33.99">
            <text:p>33.99</text:p>
          </table:table-cell>
          <table:table-cell table:formula="of:=[.I27]*2" office:value-type="float" office:value="67.98">
            <text:p>67.98</text:p>
          </table:table-cell>
          <table:table-cell table:number-columns-repeated="1013"/>
        </table:table-row>
        <table:table-row table:style-name="ro1">
          <table:table-cell office:value-type="string">
            <text:p>37330</text:p>
          </table:table-cell>
          <table:table-cell office:value-type="string">
            <text:p>Origin 8</text:p>
          </table:table-cell>
          <table:table-cell office:value-type="string">
            <text:p>TH50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Front</text:p>
          </table:table-cell>
          <table:table-cell office:value-type="string">
            <text:p>Sealed</text:p>
          </table:table-cell>
          <table:table-cell office:value-type="string">
            <text:p>Yellow</text:p>
          </table:table-cell>
          <table:table-cell/>
          <table:table-cell office:value-type="float" office:value="33.99">
            <text:p>33.99</text:p>
          </table:table-cell>
          <table:table-cell table:formula="of:=[.I28]*2" office:value-type="float" office:value="67.98">
            <text:p>67.98</text:p>
          </table:table-cell>
          <table:table-cell table:number-columns-repeated="1013"/>
        </table:table-row>
        <table:table-row table:style-name="ro1">
          <table:table-cell office:value-type="string">
            <text:p>37307</text:p>
          </table:table-cell>
          <table:table-cell office:value-type="string">
            <text:p>Origin 8</text:p>
          </table:table-cell>
          <table:table-cell office:value-type="string">
            <text:p>TH50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Front</text:p>
          </table:table-cell>
          <table:table-cell office:value-type="string">
            <text:p>Sealed</text:p>
          </table:table-cell>
          <table:table-cell office:value-type="string">
            <text:p>Lime Green</text:p>
          </table:table-cell>
          <table:table-cell/>
          <table:table-cell office:value-type="float" office:value="33.99">
            <text:p>33.99</text:p>
          </table:table-cell>
          <table:table-cell table:formula="of:=[.I29]*2" office:value-type="float" office:value="67.98">
            <text:p>67.98</text:p>
          </table:table-cell>
          <table:table-cell table:number-columns-repeated="1013"/>
        </table:table-row>
        <table:table-row table:style-name="ro1">
          <table:table-cell office:value-type="string">
            <text:p>37332</text:p>
          </table:table-cell>
          <table:table-cell office:value-type="string">
            <text:p>Origin 8</text:p>
          </table:table-cell>
          <table:table-cell office:value-type="string">
            <text:p>TH50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Front</text:p>
          </table:table-cell>
          <table:table-cell office:value-type="string">
            <text:p>Sealed</text:p>
          </table:table-cell>
          <table:table-cell office:value-type="string">
            <text:p>Black</text:p>
          </table:table-cell>
          <table:table-cell/>
          <table:table-cell office:value-type="float" office:value="25.99">
            <text:p>25.99</text:p>
          </table:table-cell>
          <table:table-cell table:formula="of:=[.I30]*2" office:value-type="float" office:value="51.98">
            <text:p>51.98</text:p>
          </table:table-cell>
          <table:table-cell table:number-columns-repeated="1013"/>
        </table:table-row>
        <table:table-row table:style-name="ro1">
          <table:table-cell office:value-type="string">
            <text:p>37336</text:p>
          </table:table-cell>
          <table:table-cell office:value-type="string">
            <text:p>Origin 8</text:p>
          </table:table-cell>
          <table:table-cell office:value-type="string">
            <text:p>TH50</text:p>
          </table:table-cell>
          <table:table-cell table:style-name="ce2" office:value-type="float" office:value="36">
            <text:p>36</text:p>
          </table:table-cell>
          <table:table-cell table:style-name="Default" office:value-type="string">
            <text:p>Front</text:p>
          </table:table-cell>
          <table:table-cell office:value-type="string">
            <text:p>Sealed</text:p>
          </table:table-cell>
          <table:table-cell office:value-type="string">
            <text:p>Silver</text:p>
          </table:table-cell>
          <table:table-cell/>
          <table:table-cell office:value-type="float" office:value="25.99">
            <text:p>25.99</text:p>
          </table:table-cell>
          <table:table-cell table:formula="of:=[.I31]*2" office:value-type="float" office:value="51.98">
            <text:p>51.98</text:p>
          </table:table-cell>
          <table:table-cell table:number-columns-repeated="1013"/>
        </table:table-row>
        <table:table-row table:style-name="ro1">
          <table:table-cell office:value-type="string">
            <text:p>37333</text:p>
          </table:table-cell>
          <table:table-cell office:value-type="string">
            <text:p>Origin 8</text:p>
          </table:table-cell>
          <table:table-cell office:value-type="string">
            <text:p>TH50</text:p>
          </table:table-cell>
          <table:table-cell table:style-name="ce2" office:value-type="float" office:value="36">
            <text:p>36</text:p>
          </table:table-cell>
          <table:table-cell table:style-name="Default" office:value-type="string">
            <text:p>Front</text:p>
          </table:table-cell>
          <table:table-cell office:value-type="string">
            <text:p>Sealed</text:p>
          </table:table-cell>
          <table:table-cell office:value-type="string">
            <text:p>Black</text:p>
          </table:table-cell>
          <table:table-cell/>
          <table:table-cell office:value-type="float" office:value="25.99">
            <text:p>25.99</text:p>
          </table:table-cell>
          <table:table-cell table:formula="of:=[.I32]*2" office:value-type="float" office:value="51.98">
            <text:p>51.98</text:p>
          </table:table-cell>
          <table:table-cell table:number-columns-repeated="1013"/>
        </table:table-row>
        <table:table-row table:style-name="ro1">
          <table:table-cell office:value-type="string">
            <text:p>37310</text:p>
          </table:table-cell>
          <table:table-cell office:value-type="string">
            <text:p>Origin 8</text:p>
          </table:table-cell>
          <table:table-cell office:value-type="string">
            <text:p>TH51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ree</text:p>
          </table:table-cell>
          <table:table-cell office:value-type="string">
            <text:p>White</text:p>
          </table:table-cell>
          <table:table-cell/>
          <table:table-cell office:value-type="float" office:value="34.99">
            <text:p>34.99</text:p>
          </table:table-cell>
          <table:table-cell table:formula="of:=[.I33]*2" office:value-type="float" office:value="69.98">
            <text:p>69.98</text:p>
          </table:table-cell>
          <table:table-cell table:number-columns-repeated="1013"/>
        </table:table-row>
        <table:table-row table:style-name="ro1">
          <table:table-cell office:value-type="string">
            <text:p>37313</text:p>
          </table:table-cell>
          <table:table-cell office:value-type="string">
            <text:p>Origin 8</text:p>
          </table:table-cell>
          <table:table-cell office:value-type="string">
            <text:p>TH51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ree</text:p>
          </table:table-cell>
          <table:table-cell office:value-type="string">
            <text:p>Lime Green</text:p>
          </table:table-cell>
          <table:table-cell/>
          <table:table-cell office:value-type="float" office:value="34.99">
            <text:p>34.99</text:p>
          </table:table-cell>
          <table:table-cell table:formula="of:=[.I34]*2" office:value-type="float" office:value="69.98">
            <text:p>69.98</text:p>
          </table:table-cell>
          <table:table-cell table:number-columns-repeated="1013"/>
        </table:table-row>
        <table:table-row table:style-name="ro1">
          <table:table-cell office:value-type="string">
            <text:p>37315</text:p>
          </table:table-cell>
          <table:table-cell office:value-type="string">
            <text:p>Origin 8</text:p>
          </table:table-cell>
          <table:table-cell office:value-type="string">
            <text:p>TH51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ree</text:p>
          </table:table-cell>
          <table:table-cell office:value-type="string">
            <text:p>Yellow</text:p>
          </table:table-cell>
          <table:table-cell/>
          <table:table-cell office:value-type="float" office:value="34.99">
            <text:p>34.99</text:p>
          </table:table-cell>
          <table:table-cell table:formula="of:=[.I35]*2" office:value-type="float" office:value="69.98">
            <text:p>69.98</text:p>
          </table:table-cell>
          <table:table-cell table:number-columns-repeated="1013"/>
        </table:table-row>
        <table:table-row table:style-name="ro1">
          <table:table-cell office:value-type="string">
            <text:p>37312</text:p>
          </table:table-cell>
          <table:table-cell office:value-type="string">
            <text:p>Origin 8</text:p>
          </table:table-cell>
          <table:table-cell office:value-type="string">
            <text:p>TH51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ree</text:p>
          </table:table-cell>
          <table:table-cell office:value-type="string">
            <text:p>Blue</text:p>
          </table:table-cell>
          <table:table-cell/>
          <table:table-cell office:value-type="float" office:value="34.99">
            <text:p>34.99</text:p>
          </table:table-cell>
          <table:table-cell table:formula="of:=[.I36]*2" office:value-type="float" office:value="69.98">
            <text:p>69.98</text:p>
          </table:table-cell>
          <table:table-cell table:number-columns-repeated="1013"/>
        </table:table-row>
        <table:table-row table:style-name="ro1">
          <table:table-cell office:value-type="string">
            <text:p>37311</text:p>
          </table:table-cell>
          <table:table-cell office:value-type="string">
            <text:p>Origin 8</text:p>
          </table:table-cell>
          <table:table-cell office:value-type="string">
            <text:p>TH51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ree</text:p>
          </table:table-cell>
          <table:table-cell office:value-type="string">
            <text:p>Red</text:p>
          </table:table-cell>
          <table:table-cell/>
          <table:table-cell office:value-type="float" office:value="34.99">
            <text:p>34.99</text:p>
          </table:table-cell>
          <table:table-cell table:formula="of:=[.I37]*2" office:value-type="float" office:value="69.98">
            <text:p>69.98</text:p>
          </table:table-cell>
          <table:table-cell table:number-columns-repeated="1013"/>
        </table:table-row>
        <table:table-row table:style-name="ro1">
          <table:table-cell office:value-type="string">
            <text:p>37338</text:p>
          </table:table-cell>
          <table:table-cell office:value-type="string">
            <text:p>Origin 8</text:p>
          </table:table-cell>
          <table:table-cell office:value-type="string">
            <text:p>TH51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ree</text:p>
          </table:table-cell>
          <table:table-cell office:value-type="string">
            <text:p>Gold</text:p>
          </table:table-cell>
          <table:table-cell/>
          <table:table-cell office:value-type="float" office:value="26.99">
            <text:p>26.99</text:p>
          </table:table-cell>
          <table:table-cell table:formula="of:=[.I38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7339</text:p>
          </table:table-cell>
          <table:table-cell office:value-type="string">
            <text:p>Origin 8</text:p>
          </table:table-cell>
          <table:table-cell office:value-type="string">
            <text:p>TH51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ree</text:p>
          </table:table-cell>
          <table:table-cell office:value-type="string">
            <text:p>Black</text:p>
          </table:table-cell>
          <table:table-cell/>
          <table:table-cell office:value-type="float" office:value="26.99">
            <text:p>26.99</text:p>
          </table:table-cell>
          <table:table-cell table:formula="of:=[.I39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7345</text:p>
          </table:table-cell>
          <table:table-cell office:value-type="string">
            <text:p>Origin 8</text:p>
          </table:table-cell>
          <table:table-cell office:value-type="string">
            <text:p>TH51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ree</text:p>
          </table:table-cell>
          <table:table-cell office:value-type="string">
            <text:p>Black/Silver</text:p>
          </table:table-cell>
          <table:table-cell/>
          <table:table-cell office:value-type="float" office:value="26.99">
            <text:p>26.99</text:p>
          </table:table-cell>
          <table:table-cell table:formula="of:=[.I40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7317</text:p>
          </table:table-cell>
          <table:table-cell office:value-type="string">
            <text:p>Origin 8</text:p>
          </table:table-cell>
          <table:table-cell office:value-type="string">
            <text:p>TH51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ree</text:p>
          </table:table-cell>
          <table:table-cell office:value-type="string">
            <text:p>Orange</text:p>
          </table:table-cell>
          <table:table-cell/>
          <table:table-cell office:value-type="float" office:value="34.99">
            <text:p>34.99</text:p>
          </table:table-cell>
          <table:table-cell table:formula="of:=[.I41]*2" office:value-type="float" office:value="69.98">
            <text:p>69.98</text:p>
          </table:table-cell>
          <table:table-cell table:number-columns-repeated="1013"/>
        </table:table-row>
        <table:table-row table:style-name="ro1">
          <table:table-cell office:value-type="string">
            <text:p>37341</text:p>
          </table:table-cell>
          <table:table-cell office:value-type="string">
            <text:p>Origin 8</text:p>
          </table:table-cell>
          <table:table-cell office:value-type="string">
            <text:p>TH51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ree</text:p>
          </table:table-cell>
          <table:table-cell office:value-type="string">
            <text:p>Silver</text:p>
          </table:table-cell>
          <table:table-cell/>
          <table:table-cell office:value-type="float" office:value="26.99">
            <text:p>26.99</text:p>
          </table:table-cell>
          <table:table-cell table:formula="of:=[.I42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7342</text:p>
          </table:table-cell>
          <table:table-cell office:value-type="string">
            <text:p>Origin 8</text:p>
          </table:table-cell>
          <table:table-cell office:value-type="string">
            <text:p>TH51</text:p>
          </table:table-cell>
          <table:table-cell table:style-name="ce2" office:value-type="float" office:value="36">
            <text:p>36</text:p>
          </table:table-cell>
          <table:table-cell office:value-type="string">
            <text:p>Rear</text:p>
          </table:table-cell>
          <table:table-cell office:value-type="string">
            <text:p>Sealed, Fixed/Free</text:p>
          </table:table-cell>
          <table:table-cell office:value-type="string">
            <text:p>Silver</text:p>
          </table:table-cell>
          <table:table-cell/>
          <table:table-cell office:value-type="float" office:value="26.99">
            <text:p>26.99</text:p>
          </table:table-cell>
          <table:table-cell table:formula="of:=[.I43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7340</text:p>
          </table:table-cell>
          <table:table-cell office:value-type="string">
            <text:p>Origin 8</text:p>
          </table:table-cell>
          <table:table-cell office:value-type="string">
            <text:p>TH51</text:p>
          </table:table-cell>
          <table:table-cell table:style-name="ce2" office:value-type="float" office:value="36">
            <text:p>36</text:p>
          </table:table-cell>
          <table:table-cell office:value-type="string">
            <text:p>Rear</text:p>
          </table:table-cell>
          <table:table-cell office:value-type="string">
            <text:p>Sealed, Fixed/Free</text:p>
          </table:table-cell>
          <table:table-cell office:value-type="string">
            <text:p>Black</text:p>
          </table:table-cell>
          <table:table-cell/>
          <table:table-cell office:value-type="float" office:value="26.99">
            <text:p>26.99</text:p>
          </table:table-cell>
          <table:table-cell table:formula="of:=[.I44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7349</text:p>
          </table:table-cell>
          <table:table-cell office:value-type="string">
            <text:p>Origin 8</text:p>
          </table:table-cell>
          <table:table-cell office:value-type="string">
            <text:p>TH52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ixed</text:p>
          </table:table-cell>
          <table:table-cell office:value-type="string">
            <text:p>Black</text:p>
          </table:table-cell>
          <table:table-cell/>
          <table:table-cell office:value-type="float" office:value="26.99">
            <text:p>26.99</text:p>
          </table:table-cell>
          <table:table-cell table:formula="of:=[.I45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7179</text:p>
          </table:table-cell>
          <table:table-cell office:value-type="string">
            <text:p>Origin 8</text:p>
          </table:table-cell>
          <table:table-cell office:value-type="string">
            <text:p>TH52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ixed</text:p>
          </table:table-cell>
          <table:table-cell office:value-type="string">
            <text:p>Blue</text:p>
          </table:table-cell>
          <table:table-cell/>
          <table:table-cell office:value-type="float" office:value="34.99">
            <text:p>34.99</text:p>
          </table:table-cell>
          <table:table-cell table:formula="of:=[.I46]*2" office:value-type="float" office:value="69.98">
            <text:p>69.98</text:p>
          </table:table-cell>
          <table:table-cell table:number-columns-repeated="1013"/>
        </table:table-row>
        <table:table-row table:style-name="ro1">
          <table:table-cell office:value-type="string">
            <text:p>37348</text:p>
          </table:table-cell>
          <table:table-cell office:value-type="string">
            <text:p>Origin 8</text:p>
          </table:table-cell>
          <table:table-cell office:value-type="string">
            <text:p>TH52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ixed</text:p>
          </table:table-cell>
          <table:table-cell office:value-type="string">
            <text:p>Gold</text:p>
          </table:table-cell>
          <table:table-cell/>
          <table:table-cell office:value-type="float" office:value="26.99">
            <text:p>26.99</text:p>
          </table:table-cell>
          <table:table-cell table:formula="of:=[.I47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7182</text:p>
          </table:table-cell>
          <table:table-cell office:value-type="string">
            <text:p>Origin 8</text:p>
          </table:table-cell>
          <table:table-cell office:value-type="string">
            <text:p>TH52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ixed</text:p>
          </table:table-cell>
          <table:table-cell office:value-type="string">
            <text:p>Yellow</text:p>
          </table:table-cell>
          <table:table-cell/>
          <table:table-cell office:value-type="float" office:value="34.99">
            <text:p>34.99</text:p>
          </table:table-cell>
          <table:table-cell table:formula="of:=[.I48]*2" office:value-type="float" office:value="69.98">
            <text:p>69.98</text:p>
          </table:table-cell>
          <table:table-cell table:number-columns-repeated="1013"/>
        </table:table-row>
        <table:table-row table:style-name="ro1">
          <table:table-cell office:value-type="string">
            <text:p>37319</text:p>
          </table:table-cell>
          <table:table-cell office:value-type="string">
            <text:p>Origin 8</text:p>
          </table:table-cell>
          <table:table-cell office:value-type="string">
            <text:p>TH52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ixed</text:p>
          </table:table-cell>
          <table:table-cell office:value-type="string">
            <text:p>Lime Green</text:p>
          </table:table-cell>
          <table:table-cell/>
          <table:table-cell office:value-type="float" office:value="34.99">
            <text:p>34.99</text:p>
          </table:table-cell>
          <table:table-cell table:formula="of:=[.I49]*2" office:value-type="float" office:value="69.98">
            <text:p>69.98</text:p>
          </table:table-cell>
          <table:table-cell table:number-columns-repeated="1013"/>
        </table:table-row>
        <table:table-row table:style-name="ro1">
          <table:table-cell office:value-type="string">
            <text:p>37320</text:p>
          </table:table-cell>
          <table:table-cell office:value-type="string">
            <text:p>Origin 8</text:p>
          </table:table-cell>
          <table:table-cell office:value-type="string">
            <text:p>TH52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ixed</text:p>
          </table:table-cell>
          <table:table-cell office:value-type="string">
            <text:p>Orange</text:p>
          </table:table-cell>
          <table:table-cell/>
          <table:table-cell office:value-type="float" office:value="34.99">
            <text:p>34.99</text:p>
          </table:table-cell>
          <table:table-cell table:formula="of:=[.I50]*2" office:value-type="float" office:value="69.98">
            <text:p>69.98</text:p>
          </table:table-cell>
          <table:table-cell table:number-columns-repeated="1013"/>
        </table:table-row>
        <table:table-row table:style-name="ro1">
          <table:table-cell office:value-type="string">
            <text:p>37346</text:p>
          </table:table-cell>
          <table:table-cell office:value-type="string">
            <text:p>Origin 8</text:p>
          </table:table-cell>
          <table:table-cell office:value-type="string">
            <text:p>TH52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ixed</text:p>
          </table:table-cell>
          <table:table-cell office:value-type="string">
            <text:p>Silver</text:p>
          </table:table-cell>
          <table:table-cell/>
          <table:table-cell office:value-type="float" office:value="26.99">
            <text:p>26.99</text:p>
          </table:table-cell>
          <table:table-cell table:formula="of:=[.I51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7351</text:p>
          </table:table-cell>
          <table:table-cell office:value-type="string">
            <text:p>Origin 8</text:p>
          </table:table-cell>
          <table:table-cell office:value-type="string">
            <text:p>TH52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ixed</text:p>
          </table:table-cell>
          <table:table-cell office:value-type="string">
            <text:p>Black/Silver</text:p>
          </table:table-cell>
          <table:table-cell/>
          <table:table-cell office:value-type="float" office:value="26.99">
            <text:p>26.99</text:p>
          </table:table-cell>
          <table:table-cell table:formula="of:=[.I52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7173</text:p>
          </table:table-cell>
          <table:table-cell office:value-type="string">
            <text:p>Origin 8</text:p>
          </table:table-cell>
          <table:table-cell office:value-type="string">
            <text:p>TH52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ixed</text:p>
          </table:table-cell>
          <table:table-cell office:value-type="string">
            <text:p>Red</text:p>
          </table:table-cell>
          <table:table-cell/>
          <table:table-cell office:value-type="float" office:value="34.99">
            <text:p>34.99</text:p>
          </table:table-cell>
          <table:table-cell table:formula="of:=[.I53]*2" office:value-type="float" office:value="69.98">
            <text:p>69.98</text:p>
          </table:table-cell>
          <table:table-cell table:number-columns-repeated="1013"/>
        </table:table-row>
        <table:table-row table:style-name="ro1">
          <table:table-cell office:value-type="string">
            <text:p>37176</text:p>
          </table:table-cell>
          <table:table-cell office:value-type="string">
            <text:p>Origin 8</text:p>
          </table:table-cell>
          <table:table-cell office:value-type="string">
            <text:p>TH52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Sealed, Fixed/Fixed</text:p>
          </table:table-cell>
          <table:table-cell office:value-type="string">
            <text:p>White</text:p>
          </table:table-cell>
          <table:table-cell/>
          <table:table-cell office:value-type="float" office:value="34.99">
            <text:p>34.99</text:p>
          </table:table-cell>
          <table:table-cell table:formula="of:=[.I54]*2" office:value-type="float" office:value="69.98">
            <text:p>69.98</text:p>
          </table:table-cell>
          <table:table-cell table:number-columns-repeated="1013"/>
        </table:table-row>
        <table:table-row table:style-name="ro1">
          <table:table-cell office:value-type="string">
            <text:p>37347</text:p>
          </table:table-cell>
          <table:table-cell office:value-type="string">
            <text:p>Origin 8</text:p>
          </table:table-cell>
          <table:table-cell office:value-type="string">
            <text:p>TH52</text:p>
          </table:table-cell>
          <table:table-cell table:style-name="ce2" office:value-type="float" office:value="36">
            <text:p>36</text:p>
          </table:table-cell>
          <table:table-cell office:value-type="string">
            <text:p>Rear</text:p>
          </table:table-cell>
          <table:table-cell office:value-type="string">
            <text:p>Sealed, Fixed/Fixed</text:p>
          </table:table-cell>
          <table:table-cell office:value-type="string">
            <text:p>Silver</text:p>
          </table:table-cell>
          <table:table-cell/>
          <table:table-cell office:value-type="float" office:value="26.99">
            <text:p>26.99</text:p>
          </table:table-cell>
          <table:table-cell table:formula="of:=[.I55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office:value-type="string">
            <text:p>37350</text:p>
          </table:table-cell>
          <table:table-cell office:value-type="string">
            <text:p>Origin 8</text:p>
          </table:table-cell>
          <table:table-cell office:value-type="string">
            <text:p>TH52</text:p>
          </table:table-cell>
          <table:table-cell table:style-name="ce2" office:value-type="float" office:value="36">
            <text:p>36</text:p>
          </table:table-cell>
          <table:table-cell office:value-type="string">
            <text:p>Rear</text:p>
          </table:table-cell>
          <table:table-cell office:value-type="string">
            <text:p>Sealed, Fixed/Fixed</text:p>
          </table:table-cell>
          <table:table-cell office:value-type="string">
            <text:p>Black</text:p>
          </table:table-cell>
          <table:table-cell/>
          <table:table-cell office:value-type="float" office:value="26.99">
            <text:p>26.99</text:p>
          </table:table-cell>
          <table:table-cell table:formula="of:=[.I56]*2" office:value-type="float" office:value="53.98">
            <text:p>53.98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38332</text:p>
          </table:table-cell>
          <table:table-cell office:value-type="string">
            <text:p>Shimano</text:p>
          </table:table-cell>
          <table:table-cell office:value-type="string">
            <text:p>HB-7710</text:p>
          </table:table-cell>
          <table:table-cell table:style-name="ce2" office:value-type="float" office:value="32">
            <text:p>32</text:p>
          </table:table-cell>
          <table:table-cell office:value-type="string">
            <text:p>Rear</text:p>
          </table:table-cell>
          <table:table-cell office:value-type="string">
            <text:p>Fixed, Low Flange</text:p>
          </table:table-cell>
          <table:table-cell office:value-type="string">
            <text:p>Silver</text:p>
          </table:table-cell>
          <table:table-cell/>
          <table:table-cell office:value-type="float" office:value="91.19">
            <text:p>91.19</text:p>
          </table:table-cell>
          <table:table-cell table:formula="of:=[.I57]*2" office:value-type="float" office:value="182.38">
            <text:p>182.38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38328</text:p>
          </table:table-cell>
          <table:table-cell office:value-type="string">
            <text:p>Shimano</text:p>
          </table:table-cell>
          <table:table-cell office:value-type="string">
            <text:p>HB-7600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Rear </text:p>
          </table:table-cell>
          <table:table-cell office:value-type="string">
            <text:p>Fixed, High Flange</text:p>
          </table:table-cell>
          <table:table-cell office:value-type="string">
            <text:p>Silver</text:p>
          </table:table-cell>
          <table:table-cell/>
          <table:table-cell office:value-type="float" office:value="99.39">
            <text:p>99.39</text:p>
          </table:table-cell>
          <table:table-cell table:formula="of:=[.I58]*2" office:value-type="float" office:value="198.78">
            <text:p>198.78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38327</text:p>
          </table:table-cell>
          <table:table-cell office:value-type="string">
            <text:p>Shimano</text:p>
          </table:table-cell>
          <table:table-cell office:value-type="string">
            <text:p>HB-7600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Front</text:p>
          </table:table-cell>
          <table:table-cell office:value-type="string">
            <text:p>High Flange</text:p>
          </table:table-cell>
          <table:table-cell office:value-type="string">
            <text:p>Silver</text:p>
          </table:table-cell>
          <table:table-cell/>
          <table:table-cell office:value-type="float" office:value="71.99">
            <text:p>71.99</text:p>
          </table:table-cell>
          <table:table-cell table:formula="of:=[.I59]*2" office:value-type="float" office:value="143.98">
            <text:p>143.98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37149</text:p>
          </table:table-cell>
          <table:table-cell office:value-type="string">
            <text:p>Shimano</text:p>
          </table:table-cell>
          <table:table-cell office:value-type="string">
            <text:p>HB-7600</text:p>
          </table:table-cell>
          <table:table-cell table:style-name="ce2" office:value-type="float" office:value="36">
            <text:p>36</text:p>
          </table:table-cell>
          <table:table-cell table:style-name="Default" office:value-type="string">
            <text:p>Rear</text:p>
          </table:table-cell>
          <table:table-cell office:value-type="string">
            <text:p>Fixed, High Flange</text:p>
          </table:table-cell>
          <table:table-cell office:value-type="string">
            <text:p>Silver</text:p>
          </table:table-cell>
          <table:table-cell/>
          <table:table-cell office:value-type="float" office:value="99.39">
            <text:p>99.39</text:p>
          </table:table-cell>
          <table:table-cell table:formula="of:=[.I60]*2" office:value-type="float" office:value="198.78">
            <text:p>198.78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37148</text:p>
          </table:table-cell>
          <table:table-cell office:value-type="string">
            <text:p>Shimano</text:p>
          </table:table-cell>
          <table:table-cell office:value-type="string">
            <text:p>HB-7600</text:p>
          </table:table-cell>
          <table:table-cell table:style-name="ce2" office:value-type="float" office:value="36">
            <text:p>36</text:p>
          </table:table-cell>
          <table:table-cell office:value-type="string">
            <text:p>Front</text:p>
          </table:table-cell>
          <table:table-cell office:value-type="string">
            <text:p>High Flange</text:p>
          </table:table-cell>
          <table:table-cell office:value-type="string">
            <text:p>Silver</text:p>
          </table:table-cell>
          <table:table-cell/>
          <table:table-cell office:value-type="float" office:value="71.99">
            <text:p>71.99</text:p>
          </table:table-cell>
          <table:table-cell table:formula="of:=[.I61]*2" office:value-type="float" office:value="143.98">
            <text:p>143.98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Default"/>
          <table:table-cell/>
          <table:table-cell office:value-type="string">
            <text:p/>
          </table:table-cell>
          <table:table-cell table:style-name="Default" table:number-columns-repeated="2"/>
          <table:table-cell/>
          <table:table-cell table:style-name="ce6"/>
          <table:table-cell table:number-columns-repeated="1016"/>
        </table:table-row>
        <table:table-row table:style-name="ro1">
          <table:table-cell table:style-name="Default"/>
          <table:table-cell/>
          <table:table-cell office:value-type="string">
            <text:p/>
          </table:table-cell>
          <table:table-cell table:style-name="Default" table:number-columns-repeated="2"/>
          <table:table-cell/>
          <table:table-cell table:style-name="ce6"/>
          <table:table-cell table:number-columns-repeated="1016"/>
        </table:table-row>
        <table:table-row table:style-name="ro1">
          <table:table-cell table:style-name="Default"/>
          <table:table-cell/>
          <table:table-cell office:value-type="string">
            <text:p/>
          </table:table-cell>
          <table:table-cell table:style-name="Default" table:number-columns-repeated="2"/>
          <table:table-cell/>
          <table:table-cell table:style-name="ce6"/>
          <table:table-cell table:number-columns-repeated="1016"/>
        </table:table-row>
        <table:table-row table:style-name="ro1">
          <table:table-cell table:style-name="Default"/>
          <table:table-cell/>
          <table:table-cell office:value-type="string">
            <text:p/>
          </table:table-cell>
          <table:table-cell table:style-name="Default" table:number-columns-repeated="2"/>
          <table:table-cell/>
          <table:table-cell table:style-name="ce6"/>
          <table:table-cell table:number-columns-repeated="1016"/>
        </table:table-row>
        <table:table-row table:style-name="ro1">
          <table:table-cell table:style-name="Default"/>
          <table:table-cell/>
          <table:table-cell office:value-type="string">
            <text:p/>
          </table:table-cell>
          <table:table-cell table:style-name="Default" table:number-columns-repeated="2"/>
          <table:table-cell table:number-columns-repeated="1018"/>
        </table:table-row>
        <table:table-row table:style-name="ro1" table:number-rows-repeated="654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ims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table:style-name="ce3" office:value-type="string">
            <text:p>Code</text:p>
          </table:table-cell>
          <table:table-cell table:style-name="ce3" office:value-type="string">
            <text:p>Brand</text:p>
          </table:table-cell>
          <table:table-cell table:style-name="ce3" office:value-type="string">
            <text:p>Model</text:p>
          </table:table-cell>
          <table:table-cell table:style-name="ce1" office:value-type="string">
            <text:p>Holes</text:p>
          </table:table-cell>
          <table:table-cell table:style-name="ce3" office:value-type="string">
            <text:p>MSW/NMSW</text:p>
          </table:table-cell>
          <table:table-cell table:style-name="ce3" office:value-type="string">
            <text:p>Spec</text:p>
          </table:table-cell>
          <table:table-cell table:style-name="ce3" office:value-type="string">
            <text:p>Color</text:p>
          </table:table-cell>
          <table:table-cell table:style-name="ce3"/>
          <table:table-cell table:style-name="ce3" office:value-type="string">
            <text:p>List Price</text:p>
          </table:table-cell>
          <table:table-cell table:style-name="ce3" office:value-type="string">
            <text:p>Sale Price</text:p>
          </table:table-cell>
          <table:table-cell table:style-name="ce3" table:number-columns-repeated="1014"/>
        </table:table-row>
        <table:table-row table:style-name="ro1">
          <table:table-cell office:value-type="string">
            <text:p>48383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28">
            <text:p>28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42.99">
            <text:p>42.99</text:p>
          </table:table-cell>
          <table:table-cell table:formula="of:=[.I2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154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Anti-Freeze</text:p>
          </table:table-cell>
          <table:table-cell/>
          <table:table-cell office:value-type="float" office:value="42.99">
            <text:p>42.99</text:p>
          </table:table-cell>
          <table:table-cell table:formula="of:=[.I3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020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B-Silver</text:p>
          </table:table-cell>
          <table:table-cell/>
          <table:table-cell office:value-type="float" office:value="44.99">
            <text:p>44.99</text:p>
          </table:table-cell>
          <table:table-cell table:formula="of:=[.I4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023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42.99">
            <text:p>42.99</text:p>
          </table:table-cell>
          <table:table-cell table:formula="of:=[.I5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058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Brown</text:p>
          </table:table-cell>
          <table:table-cell/>
          <table:table-cell office:value-type="float" office:value="42.99">
            <text:p>42.99</text:p>
          </table:table-cell>
          <table:table-cell table:formula="of:=[.I6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385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Bronze</text:p>
          </table:table-cell>
          <table:table-cell/>
          <table:table-cell office:value-type="float" office:value="42.99">
            <text:p>42.99</text:p>
          </table:table-cell>
          <table:table-cell table:formula="of:=[.I7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040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Blue</text:p>
          </table:table-cell>
          <table:table-cell/>
          <table:table-cell office:value-type="float" office:value="42.99">
            <text:p>42.99</text:p>
          </table:table-cell>
          <table:table-cell table:formula="of:=[.I8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072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Celeste Green</text:p>
          </table:table-cell>
          <table:table-cell/>
          <table:table-cell office:value-type="float" office:value="42.99">
            <text:p>42.99</text:p>
          </table:table-cell>
          <table:table-cell table:formula="of:=[.I9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341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Carmel</text:p>
          </table:table-cell>
          <table:table-cell/>
          <table:table-cell office:value-type="float" office:value="42.99">
            <text:p>42.99</text:p>
          </table:table-cell>
          <table:table-cell table:formula="of:=[.I10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057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Gold</text:p>
          </table:table-cell>
          <table:table-cell/>
          <table:table-cell office:value-type="float" office:value="44.99">
            <text:p>44.99</text:p>
          </table:table-cell>
          <table:table-cell table:formula="of:=[.I11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042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Lime Green</text:p>
          </table:table-cell>
          <table:table-cell/>
          <table:table-cell office:value-type="float" office:value="42.99">
            <text:p>42.99</text:p>
          </table:table-cell>
          <table:table-cell table:formula="of:=[.I12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056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Orange</text:p>
          </table:table-cell>
          <table:table-cell/>
          <table:table-cell office:value-type="float" office:value="42.99">
            <text:p>42.99</text:p>
          </table:table-cell>
          <table:table-cell table:formula="of:=[.I13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055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Pink</text:p>
          </table:table-cell>
          <table:table-cell/>
          <table:table-cell office:value-type="float" office:value="42.99">
            <text:p>42.99</text:p>
          </table:table-cell>
          <table:table-cell table:formula="of:=[.I14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070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Purple</text:p>
          </table:table-cell>
          <table:table-cell/>
          <table:table-cell office:value-type="float" office:value="42.99">
            <text:p>42.99</text:p>
          </table:table-cell>
          <table:table-cell table:formula="of:=[.I15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039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WSW</text:p>
          </table:table-cell>
          <table:table-cell office:value-type="string">
            <text:p>700x20/23</text:p>
          </table:table-cell>
          <table:table-cell office:value-type="string">
            <text:p>Red</text:p>
          </table:table-cell>
          <table:table-cell/>
          <table:table-cell office:value-type="float" office:value="42.99">
            <text:p>42.99</text:p>
          </table:table-cell>
          <table:table-cell table:formula="of:=[.I16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109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Sid Blue</text:p>
          </table:table-cell>
          <table:table-cell/>
          <table:table-cell office:value-type="float" office:value="42.99">
            <text:p>42.99</text:p>
          </table:table-cell>
          <table:table-cell table:formula="of:=[.I17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152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/>
          <table:table-cell office:value-type="float" office:value="42.99">
            <text:p>42.99</text:p>
          </table:table-cell>
          <table:table-cell table:formula="of:=[.I18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180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Teal</text:p>
          </table:table-cell>
          <table:table-cell/>
          <table:table-cell office:value-type="float" office:value="42.99">
            <text:p>42.99</text:p>
          </table:table-cell>
          <table:table-cell table:formula="of:=[.I19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157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Titanium</text:p>
          </table:table-cell>
          <table:table-cell/>
          <table:table-cell office:value-type="float" office:value="42.99">
            <text:p>42.99</text:p>
          </table:table-cell>
          <table:table-cell table:formula="of:=[.I20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038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White</text:p>
          </table:table-cell>
          <table:table-cell/>
          <table:table-cell office:value-type="float" office:value="42.99">
            <text:p>42.99</text:p>
          </table:table-cell>
          <table:table-cell table:formula="of:=[.I21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041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Yellow</text:p>
          </table:table-cell>
          <table:table-cell/>
          <table:table-cell office:value-type="float" office:value="42.99">
            <text:p>42.99</text:p>
          </table:table-cell>
          <table:table-cell table:formula="of:=[.I22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139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Electric Green</text:p>
          </table:table-cell>
          <table:table-cell/>
          <table:table-cell office:value-type="float" office:value="53.59">
            <text:p>53.59</text:p>
          </table:table-cell>
          <table:table-cell table:formula="of:=[.I23]*2" office:value-type="float" office:value="107.18">
            <text:p>107.18</text:p>
          </table:table-cell>
          <table:table-cell table:number-columns-repeated="1014"/>
        </table:table-row>
        <table:table-row table:style-name="ro1">
          <table:table-cell office:value-type="string">
            <text:p>48287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Black Dots</text:p>
          </table:table-cell>
          <table:table-cell/>
          <table:table-cell office:value-type="float" office:value="69.99">
            <text:p>69.99</text:p>
          </table:table-cell>
          <table:table-cell table:formula="of:=[.I24]*2" office:value-type="float" office:value="139.98">
            <text:p>139.98</text:p>
          </table:table-cell>
          <table:table-cell table:number-columns-repeated="1014"/>
        </table:table-row>
        <table:table-row table:style-name="ro1">
          <table:table-cell office:value-type="string">
            <text:p>48218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Burlwood</text:p>
          </table:table-cell>
          <table:table-cell/>
          <table:table-cell office:value-type="float" office:value="69.99">
            <text:p>69.99</text:p>
          </table:table-cell>
          <table:table-cell table:formula="of:=[.I25]*2" office:value-type="float" office:value="139.98">
            <text:p>139.98</text:p>
          </table:table-cell>
          <table:table-cell table:number-columns-repeated="1014"/>
        </table:table-row>
        <table:table-row table:style-name="ro1">
          <table:table-cell office:value-type="string">
            <text:p>48331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Eyeballs</text:p>
          </table:table-cell>
          <table:table-cell/>
          <table:table-cell office:value-type="float" office:value="69.99">
            <text:p>69.99</text:p>
          </table:table-cell>
          <table:table-cell table:formula="of:=[.I26]*2" office:value-type="float" office:value="139.98">
            <text:p>139.98</text:p>
          </table:table-cell>
          <table:table-cell table:number-columns-repeated="1014"/>
        </table:table-row>
        <table:table-row table:style-name="ro1">
          <table:table-cell office:value-type="string">
            <text:p>48365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Glow Dots</text:p>
          </table:table-cell>
          <table:table-cell/>
          <table:table-cell office:value-type="float" office:value="69.99">
            <text:p>69.99</text:p>
          </table:table-cell>
          <table:table-cell table:formula="of:=[.I27]*2" office:value-type="float" office:value="139.98">
            <text:p>139.98</text:p>
          </table:table-cell>
          <table:table-cell table:number-columns-repeated="1014"/>
        </table:table-row>
        <table:table-row table:style-name="ro1">
          <table:table-cell office:value-type="string">
            <text:p>48283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Camoflage</text:p>
          </table:table-cell>
          <table:table-cell/>
          <table:table-cell office:value-type="float" office:value="69.99">
            <text:p>69.99</text:p>
          </table:table-cell>
          <table:table-cell table:formula="of:=[.I28]*2" office:value-type="float" office:value="139.98">
            <text:p>139.98</text:p>
          </table:table-cell>
          <table:table-cell table:number-columns-repeated="1014"/>
        </table:table-row>
        <table:table-row table:style-name="ro1">
          <table:table-cell office:value-type="string">
            <text:p>48285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Flowers</text:p>
          </table:table-cell>
          <table:table-cell/>
          <table:table-cell office:value-type="float" office:value="69.99">
            <text:p>69.99</text:p>
          </table:table-cell>
          <table:table-cell table:formula="of:=[.I29]*2" office:value-type="float" office:value="139.98">
            <text:p>139.98</text:p>
          </table:table-cell>
          <table:table-cell table:number-columns-repeated="1014"/>
        </table:table-row>
        <table:table-row table:style-name="ro1">
          <table:table-cell office:value-type="string">
            <text:p>48207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Rastafarian</text:p>
          </table:table-cell>
          <table:table-cell/>
          <table:table-cell office:value-type="float" office:value="69.99">
            <text:p>69.99</text:p>
          </table:table-cell>
          <table:table-cell table:formula="of:=[.I30]*2" office:value-type="float" office:value="139.98">
            <text:p>139.98</text:p>
          </table:table-cell>
          <table:table-cell table:number-columns-repeated="1014"/>
        </table:table-row>
        <table:table-row table:style-name="ro1">
          <table:table-cell office:value-type="string">
            <text:p>48327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Skulls</text:p>
          </table:table-cell>
          <table:table-cell/>
          <table:table-cell office:value-type="float" office:value="69.99">
            <text:p>69.99</text:p>
          </table:table-cell>
          <table:table-cell table:formula="of:=[.I31]*2" office:value-type="float" office:value="139.98">
            <text:p>139.98</text:p>
          </table:table-cell>
          <table:table-cell table:number-columns-repeated="1014"/>
        </table:table-row>
        <table:table-row table:style-name="ro1">
          <table:table-cell office:value-type="string">
            <text:p>48284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Snakeskin</text:p>
          </table:table-cell>
          <table:table-cell/>
          <table:table-cell office:value-type="float" office:value="69.99">
            <text:p>69.99</text:p>
          </table:table-cell>
          <table:table-cell table:formula="of:=[.I32]*2" office:value-type="float" office:value="139.98">
            <text:p>139.98</text:p>
          </table:table-cell>
          <table:table-cell table:number-columns-repeated="1014"/>
        </table:table-row>
        <table:table-row table:style-name="ro1">
          <table:table-cell office:value-type="string">
            <text:p>48326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Snakeskin</text:p>
          </table:table-cell>
          <table:table-cell/>
          <table:table-cell office:value-type="float" office:value="69.99">
            <text:p>69.99</text:p>
          </table:table-cell>
          <table:table-cell table:formula="of:=[.I33]*2" office:value-type="float" office:value="139.98">
            <text:p>139.98</text:p>
          </table:table-cell>
          <table:table-cell table:number-columns-repeated="1014"/>
        </table:table-row>
        <table:table-row table:style-name="ro1">
          <table:table-cell office:value-type="string">
            <text:p>48206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Stars</text:p>
          </table:table-cell>
          <table:table-cell/>
          <table:table-cell office:value-type="float" office:value="69.99">
            <text:p>69.99</text:p>
          </table:table-cell>
          <table:table-cell table:formula="of:=[.I34]*2" office:value-type="float" office:value="139.98">
            <text:p>139.98</text:p>
          </table:table-cell>
          <table:table-cell table:number-columns-repeated="1014"/>
        </table:table-row>
        <table:table-row table:style-name="ro1">
          <table:table-cell office:value-type="string">
            <text:p>48329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Card Suits</text:p>
          </table:table-cell>
          <table:table-cell/>
          <table:table-cell office:value-type="float" office:value="69.99">
            <text:p>69.99</text:p>
          </table:table-cell>
          <table:table-cell table:formula="of:=[.I35]*2" office:value-type="float" office:value="139.98">
            <text:p>139.98</text:p>
          </table:table-cell>
          <table:table-cell table:number-columns-repeated="1014"/>
        </table:table-row>
        <table:table-row table:style-name="ro1">
          <table:table-cell office:value-type="string">
            <text:p>48219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Teakwood</text:p>
          </table:table-cell>
          <table:table-cell/>
          <table:table-cell office:value-type="float" office:value="69.99">
            <text:p>69.99</text:p>
          </table:table-cell>
          <table:table-cell table:formula="of:=[.I36]*2" office:value-type="float" office:value="139.98">
            <text:p>139.98</text:p>
          </table:table-cell>
          <table:table-cell table:number-columns-repeated="1014"/>
        </table:table-row>
        <table:table-row table:style-name="ro1">
          <table:table-cell office:value-type="string">
            <text:p>48288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White Dots</text:p>
          </table:table-cell>
          <table:table-cell/>
          <table:table-cell office:value-type="float" office:value="69.99">
            <text:p>69.99</text:p>
          </table:table-cell>
          <table:table-cell table:formula="of:=[.I37]*2" office:value-type="float" office:value="139.98">
            <text:p>139.98</text:p>
          </table:table-cell>
          <table:table-cell table:number-columns-repeated="1014"/>
        </table:table-row>
        <table:table-row table:style-name="ro1">
          <table:table-cell office:value-type="string">
            <text:p>48286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Splatter</text:p>
          </table:table-cell>
          <table:table-cell/>
          <table:table-cell office:value-type="float" office:value="69.99">
            <text:p>69.99</text:p>
          </table:table-cell>
          <table:table-cell table:formula="of:=[.I38]*2" office:value-type="float" office:value="139.98">
            <text:p>139.98</text:p>
          </table:table-cell>
          <table:table-cell table:number-columns-repeated="1014"/>
        </table:table-row>
        <table:table-row table:style-name="ro1">
          <table:table-cell office:value-type="string">
            <text:p>48108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rown</text:p>
          </table:table-cell>
          <table:table-cell/>
          <table:table-cell office:value-type="float" office:value="44.99">
            <text:p>44.99</text:p>
          </table:table-cell>
          <table:table-cell table:formula="of:=[.I39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153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Anti-Freeze</text:p>
          </table:table-cell>
          <table:table-cell/>
          <table:table-cell office:value-type="float" office:value="44.99">
            <text:p>44.99</text:p>
          </table:table-cell>
          <table:table-cell table:formula="of:=[.I40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7996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44.99">
            <text:p>44.99</text:p>
          </table:table-cell>
          <table:table-cell table:formula="of:=[.I41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084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ue</text:p>
          </table:table-cell>
          <table:table-cell/>
          <table:table-cell office:value-type="float" office:value="44.99">
            <text:p>44.99</text:p>
          </table:table-cell>
          <table:table-cell table:formula="of:=[.I42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127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Celeste Green</text:p>
          </table:table-cell>
          <table:table-cell/>
          <table:table-cell office:value-type="float" office:value="44.99">
            <text:p>44.99</text:p>
          </table:table-cell>
          <table:table-cell table:formula="of:=[.I43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229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Carmel</text:p>
          </table:table-cell>
          <table:table-cell/>
          <table:table-cell office:value-type="float" office:value="44.99">
            <text:p>44.99</text:p>
          </table:table-cell>
          <table:table-cell table:formula="of:=[.I44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086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Lime Green</text:p>
          </table:table-cell>
          <table:table-cell/>
          <table:table-cell office:value-type="float" office:value="44.99">
            <text:p>44.99</text:p>
          </table:table-cell>
          <table:table-cell table:formula="of:=[.I45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384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Olive</text:p>
          </table:table-cell>
          <table:table-cell/>
          <table:table-cell office:value-type="float" office:value="44.99">
            <text:p>44.99</text:p>
          </table:table-cell>
          <table:table-cell table:formula="of:=[.I46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088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Orange</text:p>
          </table:table-cell>
          <table:table-cell/>
          <table:table-cell office:value-type="float" office:value="44.99">
            <text:p>44.99</text:p>
          </table:table-cell>
          <table:table-cell table:formula="of:=[.I47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087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Pink</text:p>
          </table:table-cell>
          <table:table-cell/>
          <table:table-cell office:value-type="float" office:value="44.99">
            <text:p>44.99</text:p>
          </table:table-cell>
          <table:table-cell table:formula="of:=[.I48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137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Purple</text:p>
          </table:table-cell>
          <table:table-cell/>
          <table:table-cell office:value-type="float" office:value="44.99">
            <text:p>44.99</text:p>
          </table:table-cell>
          <table:table-cell table:formula="of:=[.I49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083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Red</text:p>
          </table:table-cell>
          <table:table-cell/>
          <table:table-cell office:value-type="float" office:value="44.99">
            <text:p>44.99</text:p>
          </table:table-cell>
          <table:table-cell table:formula="of:=[.I50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215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Sid Blue</text:p>
          </table:table-cell>
          <table:table-cell/>
          <table:table-cell office:value-type="float" office:value="44.99">
            <text:p>44.99</text:p>
          </table:table-cell>
          <table:table-cell table:formula="of:=[.I51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7997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/>
          <table:table-cell office:value-type="float" office:value="44.99">
            <text:p>44.99</text:p>
          </table:table-cell>
          <table:table-cell table:formula="of:=[.I52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181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Teal</text:p>
          </table:table-cell>
          <table:table-cell/>
          <table:table-cell office:value-type="float" office:value="44.99">
            <text:p>44.99</text:p>
          </table:table-cell>
          <table:table-cell table:formula="of:=[.I53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156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Titanium</text:p>
          </table:table-cell>
          <table:table-cell/>
          <table:table-cell office:value-type="float" office:value="44.99">
            <text:p>44.99</text:p>
          </table:table-cell>
          <table:table-cell table:formula="of:=[.I54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082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White</text:p>
          </table:table-cell>
          <table:table-cell/>
          <table:table-cell office:value-type="float" office:value="44.99">
            <text:p>44.99</text:p>
          </table:table-cell>
          <table:table-cell table:formula="of:=[.I55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085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Yellow</text:p>
          </table:table-cell>
          <table:table-cell/>
          <table:table-cell office:value-type="float" office:value="44.99">
            <text:p>44.99</text:p>
          </table:table-cell>
          <table:table-cell table:formula="of:=[.I56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089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Gold</text:p>
          </table:table-cell>
          <table:table-cell/>
          <table:table-cell office:value-type="float" office:value="45.99">
            <text:p>45.99</text:p>
          </table:table-cell>
          <table:table-cell table:formula="of:=[.I57]*2" office:value-type="float" office:value="91.98">
            <text:p>91.98</text:p>
          </table:table-cell>
          <table:table-cell table:number-columns-repeated="3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string">
            <text:p>48138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Electric Green</text:p>
          </table:table-cell>
          <table:table-cell/>
          <table:table-cell office:value-type="float" office:value="54.19">
            <text:p>54.19</text:p>
          </table:table-cell>
          <table:table-cell table:formula="of:=[.I58]*2" office:value-type="float" office:value="108.38">
            <text:p>108.38</text:p>
          </table:table-cell>
          <table:table-cell table:number-columns-repeated="3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string">
            <text:p>48126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42.99">
            <text:p>42.99</text:p>
          </table:table-cell>
          <table:table-cell table:formula="of:=[.I59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111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Blue</text:p>
          </table:table-cell>
          <table:table-cell/>
          <table:table-cell office:value-type="float" office:value="42.99">
            <text:p>42.99</text:p>
          </table:table-cell>
          <table:table-cell table:formula="of:=[.I60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179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Celeste Green</text:p>
          </table:table-cell>
          <table:table-cell/>
          <table:table-cell office:value-type="float" office:value="42.99">
            <text:p>42.99</text:p>
          </table:table-cell>
          <table:table-cell table:formula="of:=[.I61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143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Gold</text:p>
          </table:table-cell>
          <table:table-cell/>
          <table:table-cell office:value-type="float" office:value="44.99">
            <text:p>44.99</text:p>
          </table:table-cell>
          <table:table-cell table:formula="of:=[.I62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112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Lime Green</text:p>
          </table:table-cell>
          <table:table-cell/>
          <table:table-cell office:value-type="float" office:value="42.99">
            <text:p>42.99</text:p>
          </table:table-cell>
          <table:table-cell table:formula="of:=[.I63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116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White</text:p>
          </table:table-cell>
          <table:table-cell/>
          <table:table-cell office:value-type="float" office:value="42.99">
            <text:p>42.99</text:p>
          </table:table-cell>
          <table:table-cell table:formula="of:=[.I64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131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Orange</text:p>
          </table:table-cell>
          <table:table-cell/>
          <table:table-cell office:value-type="float" office:value="42.99">
            <text:p>42.99</text:p>
          </table:table-cell>
          <table:table-cell table:formula="of:=[.I65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216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Titanium</text:p>
          </table:table-cell>
          <table:table-cell/>
          <table:table-cell office:value-type="float" office:value="42.99">
            <text:p>42.99</text:p>
          </table:table-cell>
          <table:table-cell table:formula="of:=[.I66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133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Pink</text:p>
          </table:table-cell>
          <table:table-cell/>
          <table:table-cell office:value-type="float" office:value="42.99">
            <text:p>42.99</text:p>
          </table:table-cell>
          <table:table-cell table:formula="of:=[.I67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231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Teal</text:p>
          </table:table-cell>
          <table:table-cell/>
          <table:table-cell office:value-type="float" office:value="42.99">
            <text:p>42.99</text:p>
          </table:table-cell>
          <table:table-cell table:formula="of:=[.I68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136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Purple</text:p>
          </table:table-cell>
          <table:table-cell/>
          <table:table-cell office:value-type="float" office:value="42.99">
            <text:p>42.99</text:p>
          </table:table-cell>
          <table:table-cell table:formula="of:=[.I69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144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Red</text:p>
          </table:table-cell>
          <table:table-cell/>
          <table:table-cell office:value-type="float" office:value="42.99">
            <text:p>42.99</text:p>
          </table:table-cell>
          <table:table-cell table:formula="of:=[.I70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147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/>
          <table:table-cell office:value-type="float" office:value="42.99">
            <text:p>42.99</text:p>
          </table:table-cell>
          <table:table-cell table:formula="of:=[.I71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134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Yellow</text:p>
          </table:table-cell>
          <table:table-cell/>
          <table:table-cell office:value-type="float" office:value="44.99">
            <text:p>44.99</text:p>
          </table:table-cell>
          <table:table-cell table:formula="of:=[.I72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130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Orange</text:p>
          </table:table-cell>
          <table:table-cell/>
          <table:table-cell office:value-type="float" office:value="44.99">
            <text:p>44.99</text:p>
          </table:table-cell>
          <table:table-cell table:formula="of:=[.I73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132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Pink</text:p>
          </table:table-cell>
          <table:table-cell/>
          <table:table-cell office:value-type="float" office:value="44.99">
            <text:p>44.99</text:p>
          </table:table-cell>
          <table:table-cell table:formula="of:=[.I74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230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Purple</text:p>
          </table:table-cell>
          <table:table-cell/>
          <table:table-cell office:value-type="float" office:value="44.99">
            <text:p>44.99</text:p>
          </table:table-cell>
          <table:table-cell table:formula="of:=[.I75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141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Red</text:p>
          </table:table-cell>
          <table:table-cell/>
          <table:table-cell office:value-type="float" office:value="44.99">
            <text:p>44.99</text:p>
          </table:table-cell>
          <table:table-cell table:formula="of:=[.I76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135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White</text:p>
          </table:table-cell>
          <table:table-cell/>
          <table:table-cell office:value-type="float" office:value="44.99">
            <text:p>44.99</text:p>
          </table:table-cell>
          <table:table-cell table:formula="of:=[.I77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236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Teakwood</text:p>
          </table:table-cell>
          <table:table-cell/>
          <table:table-cell office:value-type="float" office:value="69.99">
            <text:p>69.99</text:p>
          </table:table-cell>
          <table:table-cell table:formula="of:=[.I78]*2" office:value-type="float" office:value="139.98">
            <text:p>139.98</text:p>
          </table:table-cell>
          <table:table-cell table:number-columns-repeated="1014"/>
        </table:table-row>
        <table:table-row table:style-name="ro1">
          <table:table-cell office:value-type="string">
            <text:p>48237</text:p>
          </table:table-cell>
          <table:table-cell office:value-type="string">
            <text:p>Velocity</text:p>
          </table:table-cell>
          <table:table-cell office:value-type="string">
            <text:p>Deep V</text:p>
          </table:table-cell>
          <table:table-cell office:value-type="float" office:value="36">
            <text:p>36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Burlwood</text:p>
          </table:table-cell>
          <table:table-cell/>
          <table:table-cell office:value-type="float" office:value="69.99">
            <text:p>69.99</text:p>
          </table:table-cell>
          <table:table-cell table:formula="of:=[.I79]*2" office:value-type="float" office:value="139.98">
            <text:p>139.98</text:p>
          </table:table-cell>
          <table:table-cell table:number-columns-repeated="1014"/>
        </table:table-row>
        <table:table-row table:style-name="ro1">
          <table:table-cell office:value-type="string">
            <text:p>48301</text:p>
          </table:table-cell>
          <table:table-cell office:value-type="string">
            <text:p>Velocity</text:p>
          </table:table-cell>
          <table:table-cell office:value-type="string">
            <text:p>Brisbane 43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Anti-Freeze</text:p>
          </table:table-cell>
          <table:table-cell/>
          <table:table-cell office:value-type="float" office:value="56.99">
            <text:p>56.99</text:p>
          </table:table-cell>
          <table:table-cell table:formula="of:=[.I80]*2" office:value-type="float" office:value="113.98">
            <text:p>113.98</text:p>
          </table:table-cell>
          <table:table-cell table:number-columns-repeated="1014"/>
        </table:table-row>
        <table:table-row table:style-name="ro1">
          <table:table-cell office:value-type="string">
            <text:p>48289</text:p>
          </table:table-cell>
          <table:table-cell office:value-type="string">
            <text:p>Velocity</text:p>
          </table:table-cell>
          <table:table-cell office:value-type="string">
            <text:p>Brisbane 43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56.99">
            <text:p>56.99</text:p>
          </table:table-cell>
          <table:table-cell table:formula="of:=[.I81]*2" office:value-type="float" office:value="113.98">
            <text:p>113.98</text:p>
          </table:table-cell>
          <table:table-cell table:number-columns-repeated="1014"/>
        </table:table-row>
        <table:table-row table:style-name="ro1">
          <table:table-cell office:value-type="string">
            <text:p>48293</text:p>
          </table:table-cell>
          <table:table-cell office:value-type="string">
            <text:p>Velocity</text:p>
          </table:table-cell>
          <table:table-cell office:value-type="string">
            <text:p>Brisbane 43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Blue</text:p>
          </table:table-cell>
          <table:table-cell/>
          <table:table-cell office:value-type="float" office:value="56.99">
            <text:p>56.99</text:p>
          </table:table-cell>
          <table:table-cell table:formula="of:=[.I82]*2" office:value-type="float" office:value="113.98">
            <text:p>113.98</text:p>
          </table:table-cell>
          <table:table-cell table:number-columns-repeated="1014"/>
        </table:table-row>
        <table:table-row table:style-name="ro1">
          <table:table-cell office:value-type="string">
            <text:p>48308</text:p>
          </table:table-cell>
          <table:table-cell office:value-type="string">
            <text:p>Velocity</text:p>
          </table:table-cell>
          <table:table-cell office:value-type="string">
            <text:p>Brisbane 43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Celeste Green</text:p>
          </table:table-cell>
          <table:table-cell/>
          <table:table-cell office:value-type="float" office:value="56.99">
            <text:p>56.99</text:p>
          </table:table-cell>
          <table:table-cell table:formula="of:=[.I83]*2" office:value-type="float" office:value="113.98">
            <text:p>113.98</text:p>
          </table:table-cell>
          <table:table-cell table:number-columns-repeated="1014"/>
        </table:table-row>
        <table:table-row table:style-name="ro1">
          <table:table-cell office:value-type="string">
            <text:p>48302</text:p>
          </table:table-cell>
          <table:table-cell office:value-type="string">
            <text:p>Velocity</text:p>
          </table:table-cell>
          <table:table-cell office:value-type="string">
            <text:p>Brisbane 43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Frost</text:p>
          </table:table-cell>
          <table:table-cell/>
          <table:table-cell office:value-type="float" office:value="56.99">
            <text:p>56.99</text:p>
          </table:table-cell>
          <table:table-cell table:formula="of:=[.I84]*2" office:value-type="float" office:value="113.98">
            <text:p>113.98</text:p>
          </table:table-cell>
          <table:table-cell table:number-columns-repeated="1014"/>
        </table:table-row>
        <table:table-row table:style-name="ro1">
          <table:table-cell office:value-type="string">
            <text:p>48295</text:p>
          </table:table-cell>
          <table:table-cell office:value-type="string">
            <text:p>Velocity</text:p>
          </table:table-cell>
          <table:table-cell office:value-type="string">
            <text:p>Brisbane 43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Gold</text:p>
          </table:table-cell>
          <table:table-cell/>
          <table:table-cell office:value-type="float" office:value="58.99">
            <text:p>58.99</text:p>
          </table:table-cell>
          <table:table-cell table:formula="of:=[.I85]*2" office:value-type="float" office:value="117.98">
            <text:p>117.98</text:p>
          </table:table-cell>
          <table:table-cell table:number-columns-repeated="1014"/>
        </table:table-row>
        <table:table-row table:style-name="ro1">
          <table:table-cell office:value-type="string">
            <text:p>48298</text:p>
          </table:table-cell>
          <table:table-cell office:value-type="string">
            <text:p>Velocity</text:p>
          </table:table-cell>
          <table:table-cell office:value-type="string">
            <text:p>Brisbane 43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Gray</text:p>
          </table:table-cell>
          <table:table-cell/>
          <table:table-cell office:value-type="float" office:value="56.99">
            <text:p>56.99</text:p>
          </table:table-cell>
          <table:table-cell table:formula="of:=[.I86]*2" office:value-type="float" office:value="113.98">
            <text:p>113.98</text:p>
          </table:table-cell>
          <table:table-cell table:number-columns-repeated="1014"/>
        </table:table-row>
        <table:table-row table:style-name="ro1">
          <table:table-cell office:value-type="string">
            <text:p>48297</text:p>
          </table:table-cell>
          <table:table-cell office:value-type="string">
            <text:p>Velocity</text:p>
          </table:table-cell>
          <table:table-cell office:value-type="string">
            <text:p>Brisbane 43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Lime</text:p>
          </table:table-cell>
          <table:table-cell/>
          <table:table-cell office:value-type="float" office:value="56.99">
            <text:p>56.99</text:p>
          </table:table-cell>
          <table:table-cell table:formula="of:=[.I87]*2" office:value-type="float" office:value="113.98">
            <text:p>113.98</text:p>
          </table:table-cell>
          <table:table-cell table:number-columns-repeated="1014"/>
        </table:table-row>
        <table:table-row table:style-name="ro1">
          <table:table-cell office:value-type="string">
            <text:p>48296</text:p>
          </table:table-cell>
          <table:table-cell office:value-type="string">
            <text:p>Velocity</text:p>
          </table:table-cell>
          <table:table-cell office:value-type="string">
            <text:p>Brisbane 43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Orange</text:p>
          </table:table-cell>
          <table:table-cell/>
          <table:table-cell office:value-type="float" office:value="56.99">
            <text:p>56.99</text:p>
          </table:table-cell>
          <table:table-cell table:formula="of:=[.I88]*2" office:value-type="float" office:value="113.98">
            <text:p>113.98</text:p>
          </table:table-cell>
          <table:table-cell table:number-columns-repeated="1014"/>
        </table:table-row>
        <table:table-row table:style-name="ro1">
          <table:table-cell office:value-type="string">
            <text:p>48307</text:p>
          </table:table-cell>
          <table:table-cell office:value-type="string">
            <text:p>Velocity</text:p>
          </table:table-cell>
          <table:table-cell office:value-type="string">
            <text:p>Brisbane 43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Pink</text:p>
          </table:table-cell>
          <table:table-cell/>
          <table:table-cell office:value-type="float" office:value="56.99">
            <text:p>56.99</text:p>
          </table:table-cell>
          <table:table-cell table:formula="of:=[.I89]*2" office:value-type="float" office:value="113.98">
            <text:p>113.98</text:p>
          </table:table-cell>
          <table:table-cell table:number-columns-repeated="1014"/>
        </table:table-row>
        <table:table-row table:style-name="ro1">
          <table:table-cell office:value-type="string">
            <text:p>48294</text:p>
          </table:table-cell>
          <table:table-cell office:value-type="string">
            <text:p>Velocity</text:p>
          </table:table-cell>
          <table:table-cell office:value-type="string">
            <text:p>Brisbane 43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Purple</text:p>
          </table:table-cell>
          <table:table-cell/>
          <table:table-cell office:value-type="float" office:value="56.99">
            <text:p>56.99</text:p>
          </table:table-cell>
          <table:table-cell table:formula="of:=[.I90]*2" office:value-type="float" office:value="113.98">
            <text:p>113.98</text:p>
          </table:table-cell>
          <table:table-cell table:number-columns-repeated="1014"/>
        </table:table-row>
        <table:table-row table:style-name="ro1">
          <table:table-cell office:value-type="string">
            <text:p>48291</text:p>
          </table:table-cell>
          <table:table-cell office:value-type="string">
            <text:p>Velocity</text:p>
          </table:table-cell>
          <table:table-cell office:value-type="string">
            <text:p>Brisbane 43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Red</text:p>
          </table:table-cell>
          <table:table-cell/>
          <table:table-cell office:value-type="float" office:value="56.99">
            <text:p>56.99</text:p>
          </table:table-cell>
          <table:table-cell table:formula="of:=[.I91]*2" office:value-type="float" office:value="113.98">
            <text:p>113.98</text:p>
          </table:table-cell>
          <table:table-cell table:number-columns-repeated="1014"/>
        </table:table-row>
        <table:table-row table:style-name="ro1">
          <table:table-cell office:value-type="string">
            <text:p>48300</text:p>
          </table:table-cell>
          <table:table-cell office:value-type="string">
            <text:p>Velocity</text:p>
          </table:table-cell>
          <table:table-cell office:value-type="string">
            <text:p>Brisbane 43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S-Blue</text:p>
          </table:table-cell>
          <table:table-cell/>
          <table:table-cell office:value-type="float" office:value="56.99">
            <text:p>56.99</text:p>
          </table:table-cell>
          <table:table-cell table:formula="of:=[.I92]*2" office:value-type="float" office:value="113.98">
            <text:p>113.98</text:p>
          </table:table-cell>
          <table:table-cell table:number-columns-repeated="1014"/>
        </table:table-row>
        <table:table-row table:style-name="ro1">
          <table:table-cell office:value-type="string">
            <text:p>48299</text:p>
          </table:table-cell>
          <table:table-cell office:value-type="string">
            <text:p>Velocity</text:p>
          </table:table-cell>
          <table:table-cell office:value-type="string">
            <text:p>Brisbane 43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/>
          <table:table-cell office:value-type="float" office:value="58.99">
            <text:p>58.99</text:p>
          </table:table-cell>
          <table:table-cell table:formula="of:=[.I93]*2" office:value-type="float" office:value="117.98">
            <text:p>117.98</text:p>
          </table:table-cell>
          <table:table-cell table:number-columns-repeated="1014"/>
        </table:table-row>
        <table:table-row table:style-name="ro1">
          <table:table-cell office:value-type="string">
            <text:p>48303</text:p>
          </table:table-cell>
          <table:table-cell office:value-type="string">
            <text:p>Velocity</text:p>
          </table:table-cell>
          <table:table-cell office:value-type="string">
            <text:p>Brisbane 43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Teal</text:p>
          </table:table-cell>
          <table:table-cell/>
          <table:table-cell office:value-type="float" office:value="56.99">
            <text:p>56.99</text:p>
          </table:table-cell>
          <table:table-cell table:formula="of:=[.I94]*2" office:value-type="float" office:value="113.98">
            <text:p>113.98</text:p>
          </table:table-cell>
          <table:table-cell table:number-columns-repeated="1014"/>
        </table:table-row>
        <table:table-row table:style-name="ro1">
          <table:table-cell office:value-type="string">
            <text:p>48290</text:p>
          </table:table-cell>
          <table:table-cell office:value-type="string">
            <text:p>Velocity</text:p>
          </table:table-cell>
          <table:table-cell office:value-type="string">
            <text:p>Brisbane 43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White</text:p>
          </table:table-cell>
          <table:table-cell/>
          <table:table-cell office:value-type="float" office:value="56.99">
            <text:p>56.99</text:p>
          </table:table-cell>
          <table:table-cell table:formula="of:=[.I95]*2" office:value-type="float" office:value="113.98">
            <text:p>113.98</text:p>
          </table:table-cell>
          <table:table-cell table:number-columns-repeated="1014"/>
        </table:table-row>
        <table:table-row table:style-name="ro1">
          <table:table-cell office:value-type="string">
            <text:p>48292</text:p>
          </table:table-cell>
          <table:table-cell office:value-type="string">
            <text:p>Velocity</text:p>
          </table:table-cell>
          <table:table-cell office:value-type="string">
            <text:p>Brisbane 43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Yellow</text:p>
          </table:table-cell>
          <table:table-cell/>
          <table:table-cell office:value-type="float" office:value="56.99">
            <text:p>56.99</text:p>
          </table:table-cell>
          <table:table-cell table:formula="of:=[.I96]*2" office:value-type="float" office:value="113.98">
            <text:p>113.98</text:p>
          </table:table-cell>
          <table:table-cell table:number-columns-repeated="1014"/>
        </table:table-row>
        <table:table-row table:style-name="ro1">
          <table:table-cell office:value-type="string">
            <text:p>48386</text:p>
          </table:table-cell>
          <table:table-cell office:value-type="string">
            <text:p>Velocity</text:p>
          </table:table-cell>
          <table:table-cell office:value-type="string">
            <text:p>Dyad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42.99">
            <text:p>42.99</text:p>
          </table:table-cell>
          <table:table-cell table:formula="of:=[.I97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217</text:p>
          </table:table-cell>
          <table:table-cell office:value-type="string">
            <text:p>Velocity</text:p>
          </table:table-cell>
          <table:table-cell office:value-type="string">
            <text:p>Dyad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/>
          <table:table-cell office:value-type="float" office:value="42.99">
            <text:p>42.99</text:p>
          </table:table-cell>
          <table:table-cell table:formula="of:=[.I98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7998</text:p>
          </table:table-cell>
          <table:table-cell office:value-type="string">
            <text:p>Velocity</text:p>
          </table:table-cell>
          <table:table-cell office:value-type="string">
            <text:p>Fusion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44.99">
            <text:p>44.99</text:p>
          </table:table-cell>
          <table:table-cell table:formula="of:=[.I99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8388</text:p>
          </table:table-cell>
          <table:table-cell office:value-type="string">
            <text:p>Velocity</text:p>
          </table:table-cell>
          <table:table-cell office:value-type="string">
            <text:p>Synergy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42.99">
            <text:p>42.99</text:p>
          </table:table-cell>
          <table:table-cell table:formula="of:=[.I100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332</text:p>
          </table:table-cell>
          <table:table-cell office:value-type="string">
            <text:p>Velocity</text:p>
          </table:table-cell>
          <table:table-cell office:value-type="string">
            <text:p>Synergy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/>
          <table:table-cell office:value-type="float" office:value="42.99">
            <text:p>42.99</text:p>
          </table:table-cell>
          <table:table-cell table:formula="of:=[.I101]*2" office:value-type="float" office:value="85.98">
            <text:p>85.98</text:p>
          </table:table-cell>
          <table:table-cell table:number-columns-repeated="1014"/>
        </table:table-row>
        <table:table-row table:style-name="ro1">
          <table:table-cell office:value-type="string">
            <text:p>48098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table:style-name="ce2" office:value-type="string">
            <text:p>Black</text:p>
          </table:table-cell>
          <table:table-cell table:style-name="ce6" office:value-type="string">
            <text:p/>
          </table:table-cell>
          <table:table-cell office:value-type="float" office:value="12.99">
            <text:p>12.99</text:p>
          </table:table-cell>
          <table:table-cell table:formula="of:=[.I102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8063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table:style-name="ce2" office:value-type="string">
            <text:p>Blue</text:p>
          </table:table-cell>
          <table:table-cell table:style-name="ce6" office:value-type="string">
            <text:p/>
          </table:table-cell>
          <table:table-cell office:value-type="float" office:value="12.99">
            <text:p>12.99</text:p>
          </table:table-cell>
          <table:table-cell table:formula="of:=[.I103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8066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table:style-name="ce2" office:value-type="string">
            <text:p>Pink</text:p>
          </table:table-cell>
          <table:table-cell table:style-name="ce6" office:value-type="string">
            <text:p/>
          </table:table-cell>
          <table:table-cell office:value-type="float" office:value="12.99">
            <text:p>12.99</text:p>
          </table:table-cell>
          <table:table-cell table:formula="of:=[.I104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8062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table:style-name="ce2" office:value-type="string">
            <text:p>Red</text:p>
          </table:table-cell>
          <table:table-cell table:style-name="ce6" office:value-type="string">
            <text:p/>
          </table:table-cell>
          <table:table-cell office:value-type="float" office:value="12.99">
            <text:p>12.99</text:p>
          </table:table-cell>
          <table:table-cell table:formula="of:=[.I105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7961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table:style-name="ce2" office:value-type="string">
            <text:p>Silver</text:p>
          </table:table-cell>
          <table:table-cell table:style-name="ce6" office:value-type="string">
            <text:p/>
          </table:table-cell>
          <table:table-cell office:value-type="float" office:value="12.99">
            <text:p>12.99</text:p>
          </table:table-cell>
          <table:table-cell table:formula="of:=[.I106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8065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table:style-name="ce2" office:value-type="string">
            <text:p>White</text:p>
          </table:table-cell>
          <table:table-cell table:style-name="ce6" office:value-type="string">
            <text:p/>
          </table:table-cell>
          <table:table-cell office:value-type="float" office:value="12.99">
            <text:p>12.99</text:p>
          </table:table-cell>
          <table:table-cell table:formula="of:=[.I107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8064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table:style-name="ce2" office:value-type="string">
            <text:p>Yellow</text:p>
          </table:table-cell>
          <table:table-cell table:style-name="ce6" office:value-type="string">
            <text:p/>
          </table:table-cell>
          <table:table-cell office:value-type="float" office:value="12.99">
            <text:p>12.99</text:p>
          </table:table-cell>
          <table:table-cell table:formula="of:=[.I108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8114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table:style-name="ce2" office:value-type="string">
            <text:p>Brown</text:p>
          </table:table-cell>
          <table:table-cell table:style-name="ce6" office:value-type="string">
            <text:p/>
          </table:table-cell>
          <table:table-cell office:value-type="float" office:value="13.99">
            <text:p>13.99</text:p>
          </table:table-cell>
          <table:table-cell table:formula="of:=[.I109]*2" office:value-type="float" office:value="27.98">
            <text:p>27.98</text:p>
          </table:table-cell>
          <table:table-cell table:number-columns-repeated="1014"/>
        </table:table-row>
        <table:table-row table:style-name="ro1">
          <table:table-cell office:value-type="string">
            <text:p>48107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table:style-name="ce2" office:value-type="string">
            <text:p>Green</text:p>
          </table:table-cell>
          <table:table-cell table:style-name="ce6" office:value-type="string">
            <text:p/>
          </table:table-cell>
          <table:table-cell office:value-type="float" office:value="13.99">
            <text:p>13.99</text:p>
          </table:table-cell>
          <table:table-cell table:formula="of:=[.I110]*2" office:value-type="float" office:value="27.98">
            <text:p>27.98</text:p>
          </table:table-cell>
          <table:table-cell table:number-columns-repeated="1014"/>
        </table:table-row>
        <table:table-row table:style-name="ro1">
          <table:table-cell office:value-type="string">
            <text:p>48106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table:style-name="ce2" office:value-type="string">
            <text:p>Orange</text:p>
          </table:table-cell>
          <table:table-cell table:style-name="ce6" office:value-type="string">
            <text:p/>
          </table:table-cell>
          <table:table-cell office:value-type="float" office:value="13.99">
            <text:p>13.99</text:p>
          </table:table-cell>
          <table:table-cell table:formula="of:=[.I111]*2" office:value-type="float" office:value="27.98">
            <text:p>27.98</text:p>
          </table:table-cell>
          <table:table-cell table:number-columns-repeated="1014"/>
        </table:table-row>
        <table:table-row table:style-name="ro1">
          <table:table-cell office:value-type="string">
            <text:p>48197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table:style-name="ce2" office:value-type="string">
            <text:p>Blue-Ano</text:p>
          </table:table-cell>
          <table:table-cell table:style-name="ce6" office:value-type="string">
            <text:p/>
          </table:table-cell>
          <table:table-cell office:value-type="float" office:value="16.99">
            <text:p>16.99</text:p>
          </table:table-cell>
          <table:table-cell table:formula="of:=[.I112]*2" office:value-type="float" office:value="33.98">
            <text:p>33.98</text:p>
          </table:table-cell>
          <table:table-cell table:number-columns-repeated="1014"/>
        </table:table-row>
        <table:table-row table:style-name="ro1">
          <table:table-cell office:value-type="string">
            <text:p>48177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table:style-name="ce2" office:value-type="string">
            <text:p>Gold</text:p>
          </table:table-cell>
          <table:table-cell table:style-name="ce6" office:value-type="string">
            <text:p/>
          </table:table-cell>
          <table:table-cell office:value-type="float" office:value="16.99">
            <text:p>16.99</text:p>
          </table:table-cell>
          <table:table-cell table:formula="of:=[.I113]*2" office:value-type="float" office:value="33.98">
            <text:p>33.98</text:p>
          </table:table-cell>
          <table:table-cell table:number-columns-repeated="1014"/>
        </table:table-row>
        <table:table-row table:style-name="ro1">
          <table:table-cell office:value-type="string">
            <text:p>48199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table:style-name="ce2" office:value-type="string">
            <text:p>Red-Ano</text:p>
          </table:table-cell>
          <table:table-cell table:style-name="ce6" office:value-type="string">
            <text:p/>
          </table:table-cell>
          <table:table-cell office:value-type="float" office:value="16.99">
            <text:p>16.99</text:p>
          </table:table-cell>
          <table:table-cell table:formula="of:=[.I114]*2" office:value-type="float" office:value="33.98">
            <text:p>33.98</text:p>
          </table:table-cell>
          <table:table-cell table:number-columns-repeated="1014"/>
        </table:table-row>
        <table:table-row table:style-name="ro1">
          <table:table-cell office:value-type="string">
            <text:p>48175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table:style-name="ce2" office:value-type="string">
            <text:p>Polished Silver</text:p>
          </table:table-cell>
          <table:table-cell table:style-name="ce6" office:value-type="string">
            <text:p/>
          </table:table-cell>
          <table:table-cell office:value-type="float" office:value="17.99">
            <text:p>17.99</text:p>
          </table:table-cell>
          <table:table-cell table:formula="of:=[.I115]*2" office:value-type="float" office:value="35.98">
            <text:p>35.98</text:p>
          </table:table-cell>
          <table:table-cell table:number-columns-repeated="1014"/>
        </table:table-row>
        <table:table-row table:style-name="ro1">
          <table:table-cell office:value-type="string">
            <text:p>48105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table:style-name="ce2" office:value-type="string">
            <text:p>Green</text:p>
          </table:table-cell>
          <table:table-cell table:style-name="ce6" office:value-type="string">
            <text:p/>
          </table:table-cell>
          <table:table-cell office:value-type="float" office:value="13.99">
            <text:p>13.99</text:p>
          </table:table-cell>
          <table:table-cell table:formula="of:=[.I116]*2" office:value-type="float" office:value="27.98">
            <text:p>27.98</text:p>
          </table:table-cell>
          <table:table-cell table:number-columns-repeated="1014"/>
        </table:table-row>
        <table:table-row table:style-name="ro1">
          <table:table-cell office:value-type="string">
            <text:p>48352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table:style-name="ce2" office:value-type="string">
            <text:p>Orange</text:p>
          </table:table-cell>
          <table:table-cell table:style-name="ce6" office:value-type="string">
            <text:p/>
          </table:table-cell>
          <table:table-cell office:value-type="float" office:value="13.99">
            <text:p>13.99</text:p>
          </table:table-cell>
          <table:table-cell table:formula="of:=[.I117]*2" office:value-type="float" office:value="27.98">
            <text:p>27.98</text:p>
          </table:table-cell>
          <table:table-cell table:number-columns-repeated="1014"/>
        </table:table-row>
        <table:table-row table:style-name="ro1">
          <table:table-cell office:value-type="string">
            <text:p>48096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table:style-name="ce2" office:value-type="string">
            <text:p>Yellow</text:p>
          </table:table-cell>
          <table:table-cell table:style-name="ce6" office:value-type="string">
            <text:p/>
          </table:table-cell>
          <table:table-cell office:value-type="float" office:value="13.99">
            <text:p>13.99</text:p>
          </table:table-cell>
          <table:table-cell table:formula="of:=[.I118]*2" office:value-type="float" office:value="27.98">
            <text:p>27.98</text:p>
          </table:table-cell>
          <table:table-cell table:number-columns-repeated="1014"/>
        </table:table-row>
        <table:table-row table:style-name="ro1">
          <table:table-cell office:value-type="string">
            <text:p>48095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table:style-name="ce2" office:value-type="string">
            <text:p>White</text:p>
          </table:table-cell>
          <table:table-cell table:style-name="ce6" office:value-type="string">
            <text:p/>
          </table:table-cell>
          <table:table-cell office:value-type="float" office:value="13.99">
            <text:p>13.99</text:p>
          </table:table-cell>
          <table:table-cell table:formula="of:=[.I119]*2" office:value-type="float" office:value="27.98">
            <text:p>27.98</text:p>
          </table:table-cell>
          <table:table-cell table:number-columns-repeated="1014"/>
        </table:table-row>
        <table:table-row table:style-name="ro1">
          <table:table-cell office:value-type="string">
            <text:p>48094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table:style-name="ce2" office:value-type="string">
            <text:p>Red</text:p>
          </table:table-cell>
          <table:table-cell table:style-name="ce6" office:value-type="string">
            <text:p/>
          </table:table-cell>
          <table:table-cell office:value-type="float" office:value="13.99">
            <text:p>13.99</text:p>
          </table:table-cell>
          <table:table-cell table:formula="of:=[.I120]*2" office:value-type="float" office:value="27.98">
            <text:p>27.98</text:p>
          </table:table-cell>
          <table:table-cell table:number-columns-repeated="1014"/>
        </table:table-row>
        <table:table-row table:style-name="ro1">
          <table:table-cell office:value-type="string">
            <text:p>48093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table:style-name="ce2" office:value-type="string">
            <text:p>Pink</text:p>
          </table:table-cell>
          <table:table-cell table:style-name="ce6" office:value-type="string">
            <text:p/>
          </table:table-cell>
          <table:table-cell office:value-type="float" office:value="13.99">
            <text:p>13.99</text:p>
          </table:table-cell>
          <table:table-cell table:formula="of:=[.I121]*2" office:value-type="float" office:value="27.98">
            <text:p>27.98</text:p>
          </table:table-cell>
          <table:table-cell table:number-columns-repeated="1014"/>
        </table:table-row>
        <table:table-row table:style-name="ro1">
          <table:table-cell office:value-type="string">
            <text:p>48099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table:style-name="ce2" office:value-type="string">
            <text:p>Black</text:p>
          </table:table-cell>
          <table:table-cell table:style-name="ce6" office:value-type="string">
            <text:p/>
          </table:table-cell>
          <table:table-cell office:value-type="float" office:value="13.99">
            <text:p>13.99</text:p>
          </table:table-cell>
          <table:table-cell table:formula="of:=[.I122]*2" office:value-type="float" office:value="27.98">
            <text:p>27.98</text:p>
          </table:table-cell>
          <table:table-cell table:number-columns-repeated="1014"/>
        </table:table-row>
        <table:table-row table:style-name="ro1">
          <table:table-cell office:value-type="string">
            <text:p>48092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table:style-name="ce2" office:value-type="string">
            <text:p>Blue</text:p>
          </table:table-cell>
          <table:table-cell table:style-name="ce6" office:value-type="string">
            <text:p/>
          </table:table-cell>
          <table:table-cell office:value-type="float" office:value="13.99">
            <text:p>13.99</text:p>
          </table:table-cell>
          <table:table-cell table:formula="of:=[.I123]*2" office:value-type="float" office:value="27.98">
            <text:p>27.98</text:p>
          </table:table-cell>
          <table:table-cell table:number-columns-repeated="1014"/>
        </table:table-row>
        <table:table-row table:style-name="ro1">
          <table:table-cell office:value-type="string">
            <text:p>48176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table:style-name="ce2" office:value-type="string">
            <text:p>Gold</text:p>
          </table:table-cell>
          <table:table-cell table:style-name="ce6" office:value-type="string">
            <text:p/>
          </table:table-cell>
          <table:table-cell office:value-type="float" office:value="17.99">
            <text:p>17.99</text:p>
          </table:table-cell>
          <table:table-cell table:formula="of:=[.I124]*2" office:value-type="float" office:value="35.98">
            <text:p>35.98</text:p>
          </table:table-cell>
          <table:table-cell table:number-columns-repeated="1014"/>
        </table:table-row>
        <table:table-row table:style-name="ro1">
          <table:table-cell office:value-type="string">
            <text:p>48198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table:style-name="ce2" office:value-type="string">
            <text:p>Blue-Ano</text:p>
          </table:table-cell>
          <table:table-cell table:style-name="ce6" office:value-type="string">
            <text:p/>
          </table:table-cell>
          <table:table-cell office:value-type="float" office:value="17.99">
            <text:p>17.99</text:p>
          </table:table-cell>
          <table:table-cell table:formula="of:=[.I125]*2" office:value-type="float" office:value="35.98">
            <text:p>35.98</text:p>
          </table:table-cell>
          <table:table-cell table:number-columns-repeated="1014"/>
        </table:table-row>
        <table:table-row table:style-name="ro1">
          <table:table-cell office:value-type="string">
            <text:p>48200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table:style-name="ce2" office:value-type="string">
            <text:p>Red-Ano</text:p>
          </table:table-cell>
          <table:table-cell table:style-name="ce6" office:value-type="string">
            <text:p/>
          </table:table-cell>
          <table:table-cell office:value-type="float" office:value="17.99">
            <text:p>17.99</text:p>
          </table:table-cell>
          <table:table-cell table:formula="of:=[.I126]*2" office:value-type="float" office:value="35.98">
            <text:p>35.98</text:p>
          </table:table-cell>
          <table:table-cell table:number-columns-repeated="1014"/>
        </table:table-row>
        <table:table-row table:style-name="ro1">
          <table:table-cell office:value-type="string">
            <text:p>48174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table:style-name="ce2" office:value-type="string">
            <text:p>Polished Silver</text:p>
          </table:table-cell>
          <table:table-cell table:style-name="ce6" office:value-type="string">
            <text:p/>
          </table:table-cell>
          <table:table-cell office:value-type="float" office:value="18.99">
            <text:p>18.99</text:p>
          </table:table-cell>
          <table:table-cell table:formula="of:=[.I127]*2" office:value-type="float" office:value="37.98">
            <text:p>37.98</text:p>
          </table:table-cell>
          <table:table-cell table:number-columns-repeated="1014"/>
        </table:table-row>
        <table:table-row table:style-name="ro1">
          <table:table-cell office:value-type="string">
            <text:p>47962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6">
            <text:p>36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table:style-name="ce2" office:value-type="string">
            <text:p>Silver</text:p>
          </table:table-cell>
          <table:table-cell table:style-name="ce6" office:value-type="string">
            <text:p/>
          </table:table-cell>
          <table:table-cell office:value-type="float" office:value="12.99">
            <text:p>12.99</text:p>
          </table:table-cell>
          <table:table-cell table:formula="of:=[.I128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8150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6">
            <text:p>36</text:p>
          </table:table-cell>
          <table:table-cell office:value-type="string">
            <text:p>NMSW</text:p>
          </table:table-cell>
          <table:table-cell office:value-type="string">
            <text:p>700x20/23</text:p>
          </table:table-cell>
          <table:table-cell table:style-name="ce2" office:value-type="string">
            <text:p>Black</text:p>
          </table:table-cell>
          <table:table-cell table:style-name="ce6" office:value-type="string">
            <text:p/>
          </table:table-cell>
          <table:table-cell office:value-type="float" office:value="12.99">
            <text:p>12.99</text:p>
          </table:table-cell>
          <table:table-cell table:formula="of:=[.I129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8097</text:p>
          </table:table-cell>
          <table:table-cell office:value-type="string">
            <text:p>Weinmann</text:p>
          </table:table-cell>
          <table:table-cell office:value-type="string">
            <text:p>DP-18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table:style-name="ce2" office:value-type="string">
            <text:p>Black</text:p>
          </table:table-cell>
          <table:table-cell table:style-name="ce6" office:value-type="string">
            <text:p/>
          </table:table-cell>
          <table:table-cell office:value-type="float" office:value="13.99">
            <text:p>13.99</text:p>
          </table:table-cell>
          <table:table-cell table:formula="of:=[.I130]*2" office:value-type="float" office:value="27.98">
            <text:p>27.98</text:p>
          </table:table-cell>
          <table:table-cell table:number-columns-repeated="1014"/>
        </table:table-row>
        <table:table-row table:style-name="ro1">
          <table:table-cell office:value-type="string">
            <text:p>48370</text:p>
          </table:table-cell>
          <table:table-cell office:value-type="string">
            <text:p>Weinmann</text:p>
          </table:table-cell>
          <table:table-cell office:value-type="string">
            <text:p>Pegasus</text:p>
          </table:table-cell>
          <table:table-cell office:value-type="float" office:value="32">
            <text:p>32</text:p>
          </table:table-cell>
          <table:table-cell office:value-type="string">
            <text:p>?</text:p>
          </table:table-cell>
          <table:table-cell office:value-type="string">
            <text:p>700x20/23</text:p>
          </table:table-cell>
          <table:table-cell table:style-name="ce2" office:value-type="string">
            <text:p>Black</text:p>
          </table:table-cell>
          <table:table-cell table:style-name="ce6" office:value-type="string">
            <text:p/>
          </table:table-cell>
          <table:table-cell office:value-type="float" office:value="16.99">
            <text:p>16.99</text:p>
          </table:table-cell>
          <table:table-cell table:formula="of:=[.I131]*2" office:value-type="float" office:value="33.98">
            <text:p>33.98</text:p>
          </table:table-cell>
          <table:table-cell table:number-columns-repeated="1014"/>
        </table:table-row>
        <table:table-row table:style-name="ro1">
          <table:table-cell office:value-type="string">
            <text:p>48371</text:p>
          </table:table-cell>
          <table:table-cell office:value-type="string">
            <text:p>Weinmann</text:p>
          </table:table-cell>
          <table:table-cell office:value-type="string">
            <text:p>Pegasus</text:p>
          </table:table-cell>
          <table:table-cell office:value-type="float" office:value="32">
            <text:p>32</text:p>
          </table:table-cell>
          <table:table-cell office:value-type="string">
            <text:p>?</text:p>
          </table:table-cell>
          <table:table-cell office:value-type="string">
            <text:p>700x20/23</text:p>
          </table:table-cell>
          <table:table-cell table:style-name="ce2" office:value-type="string">
            <text:p>Blue</text:p>
          </table:table-cell>
          <table:table-cell table:style-name="ce6" office:value-type="string">
            <text:p/>
          </table:table-cell>
          <table:table-cell office:value-type="float" office:value="16.99">
            <text:p>16.99</text:p>
          </table:table-cell>
          <table:table-cell table:formula="of:=[.I132]*2" office:value-type="float" office:value="33.98">
            <text:p>33.98</text:p>
          </table:table-cell>
          <table:table-cell table:number-columns-repeated="1014"/>
        </table:table-row>
        <table:table-row table:style-name="ro1">
          <table:table-cell office:value-type="string">
            <text:p>48373</text:p>
          </table:table-cell>
          <table:table-cell office:value-type="string">
            <text:p>Weinmann</text:p>
          </table:table-cell>
          <table:table-cell office:value-type="string">
            <text:p>Pegasus</text:p>
          </table:table-cell>
          <table:table-cell office:value-type="float" office:value="32">
            <text:p>32</text:p>
          </table:table-cell>
          <table:table-cell office:value-type="string">
            <text:p>?</text:p>
          </table:table-cell>
          <table:table-cell office:value-type="string">
            <text:p>700x20/23</text:p>
          </table:table-cell>
          <table:table-cell table:style-name="ce2" office:value-type="string">
            <text:p>Green</text:p>
          </table:table-cell>
          <table:table-cell table:style-name="ce6" office:value-type="string">
            <text:p/>
          </table:table-cell>
          <table:table-cell office:value-type="float" office:value="16.99">
            <text:p>16.99</text:p>
          </table:table-cell>
          <table:table-cell table:formula="of:=[.I133]*2" office:value-type="float" office:value="33.98">
            <text:p>33.98</text:p>
          </table:table-cell>
          <table:table-cell table:number-columns-repeated="1014"/>
        </table:table-row>
        <table:table-row table:style-name="ro1">
          <table:table-cell office:value-type="string">
            <text:p>48374</text:p>
          </table:table-cell>
          <table:table-cell office:value-type="string">
            <text:p>Weinmann</text:p>
          </table:table-cell>
          <table:table-cell office:value-type="string">
            <text:p>Pegasus</text:p>
          </table:table-cell>
          <table:table-cell office:value-type="float" office:value="32">
            <text:p>32</text:p>
          </table:table-cell>
          <table:table-cell office:value-type="string">
            <text:p>?</text:p>
          </table:table-cell>
          <table:table-cell office:value-type="string">
            <text:p>700x20/23</text:p>
          </table:table-cell>
          <table:table-cell table:style-name="ce2" office:value-type="string">
            <text:p>Orange</text:p>
          </table:table-cell>
          <table:table-cell table:style-name="ce6" office:value-type="string">
            <text:p/>
          </table:table-cell>
          <table:table-cell office:value-type="float" office:value="16.99">
            <text:p>16.99</text:p>
          </table:table-cell>
          <table:table-cell table:formula="of:=[.I134]*2" office:value-type="float" office:value="33.98">
            <text:p>33.98</text:p>
          </table:table-cell>
          <table:table-cell table:number-columns-repeated="1014"/>
        </table:table-row>
        <table:table-row table:style-name="ro1">
          <table:table-cell office:value-type="string">
            <text:p>48372</text:p>
          </table:table-cell>
          <table:table-cell office:value-type="string">
            <text:p>Weinmann</text:p>
          </table:table-cell>
          <table:table-cell office:value-type="string">
            <text:p>Pegasus</text:p>
          </table:table-cell>
          <table:table-cell office:value-type="float" office:value="32">
            <text:p>32</text:p>
          </table:table-cell>
          <table:table-cell office:value-type="string">
            <text:p>?</text:p>
          </table:table-cell>
          <table:table-cell office:value-type="string">
            <text:p>700x20/23</text:p>
          </table:table-cell>
          <table:table-cell table:style-name="ce2" office:value-type="string">
            <text:p>Red</text:p>
          </table:table-cell>
          <table:table-cell table:style-name="ce6" office:value-type="string">
            <text:p/>
          </table:table-cell>
          <table:table-cell office:value-type="float" office:value="16.99">
            <text:p>16.99</text:p>
          </table:table-cell>
          <table:table-cell table:formula="of:=[.I135]*2" office:value-type="float" office:value="33.98">
            <text:p>33.98</text:p>
          </table:table-cell>
          <table:table-cell table:number-columns-repeated="1014"/>
        </table:table-row>
        <table:table-row table:style-name="ro1">
          <table:table-cell office:value-type="string">
            <text:p>48377</text:p>
          </table:table-cell>
          <table:table-cell office:value-type="string">
            <text:p>Weinmann</text:p>
          </table:table-cell>
          <table:table-cell office:value-type="string">
            <text:p>Pegasus</text:p>
          </table:table-cell>
          <table:table-cell office:value-type="float" office:value="32">
            <text:p>32</text:p>
          </table:table-cell>
          <table:table-cell office:value-type="string">
            <text:p>?</text:p>
          </table:table-cell>
          <table:table-cell office:value-type="string">
            <text:p>700x20/23</text:p>
          </table:table-cell>
          <table:table-cell table:style-name="ce2" office:value-type="string">
            <text:p>Silver</text:p>
          </table:table-cell>
          <table:table-cell table:style-name="ce6" office:value-type="string">
            <text:p/>
          </table:table-cell>
          <table:table-cell office:value-type="float" office:value="16.99">
            <text:p>16.99</text:p>
          </table:table-cell>
          <table:table-cell table:formula="of:=[.I136]*2" office:value-type="float" office:value="33.98">
            <text:p>33.98</text:p>
          </table:table-cell>
          <table:table-cell table:number-columns-repeated="1014"/>
        </table:table-row>
        <table:table-row table:style-name="ro1">
          <table:table-cell office:value-type="string">
            <text:p>48376</text:p>
          </table:table-cell>
          <table:table-cell office:value-type="string">
            <text:p>Weinmann</text:p>
          </table:table-cell>
          <table:table-cell office:value-type="string">
            <text:p>Pegasus</text:p>
          </table:table-cell>
          <table:table-cell office:value-type="float" office:value="32">
            <text:p>32</text:p>
          </table:table-cell>
          <table:table-cell office:value-type="string">
            <text:p>?</text:p>
          </table:table-cell>
          <table:table-cell office:value-type="string">
            <text:p>700x20/23</text:p>
          </table:table-cell>
          <table:table-cell table:style-name="ce2" office:value-type="string">
            <text:p>White</text:p>
          </table:table-cell>
          <table:table-cell table:style-name="ce6" office:value-type="string">
            <text:p/>
          </table:table-cell>
          <table:table-cell office:value-type="float" office:value="16.99">
            <text:p>16.99</text:p>
          </table:table-cell>
          <table:table-cell table:formula="of:=[.I137]*2" office:value-type="float" office:value="33.98">
            <text:p>33.98</text:p>
          </table:table-cell>
          <table:table-cell table:number-columns-repeated="1014"/>
        </table:table-row>
        <table:table-row table:style-name="ro1">
          <table:table-cell office:value-type="string">
            <text:p>48375</text:p>
          </table:table-cell>
          <table:table-cell office:value-type="string">
            <text:p>Weinmann</text:p>
          </table:table-cell>
          <table:table-cell office:value-type="string">
            <text:p>Pegasus</text:p>
          </table:table-cell>
          <table:table-cell office:value-type="float" office:value="32">
            <text:p>32</text:p>
          </table:table-cell>
          <table:table-cell office:value-type="string">
            <text:p>?</text:p>
          </table:table-cell>
          <table:table-cell office:value-type="string">
            <text:p>700x20/23</text:p>
          </table:table-cell>
          <table:table-cell table:style-name="ce2" office:value-type="string">
            <text:p>Yellow</text:p>
          </table:table-cell>
          <table:table-cell table:style-name="ce6" office:value-type="string">
            <text:p/>
          </table:table-cell>
          <table:table-cell office:value-type="float" office:value="16.99">
            <text:p>16.99</text:p>
          </table:table-cell>
          <table:table-cell table:formula="of:=[.I138]*2" office:value-type="float" office:value="33.98">
            <text:p>33.98</text:p>
          </table:table-cell>
          <table:table-cell table:number-columns-repeated="1014"/>
        </table:table-row>
        <table:table-row table:style-name="ro1">
          <table:table-cell office:value-type="string">
            <text:p>48382</text:p>
          </table:table-cell>
          <table:table-cell office:value-type="string">
            <text:p>Weinmann</text:p>
          </table:table-cell>
          <table:table-cell office:value-type="string">
            <text:p>Pegasus</text:p>
          </table:table-cell>
          <table:table-cell office:value-type="float" office:value="32">
            <text:p>32</text:p>
          </table:table-cell>
          <table:table-cell office:value-type="string">
            <text:p>?</text:p>
          </table:table-cell>
          <table:table-cell office:value-type="string">
            <text:p>700x20/23</text:p>
          </table:table-cell>
          <table:table-cell table:style-name="ce2" office:value-type="string">
            <text:p>Purple-Ano</text:p>
          </table:table-cell>
          <table:table-cell table:style-name="ce6" office:value-type="string">
            <text:p/>
          </table:table-cell>
          <table:table-cell office:value-type="float" office:value="18.99">
            <text:p>18.99</text:p>
          </table:table-cell>
          <table:table-cell table:formula="of:=[.I139]*2" office:value-type="float" office:value="37.98">
            <text:p>37.98</text:p>
          </table:table-cell>
          <table:table-cell table:number-columns-repeated="1014"/>
        </table:table-row>
        <table:table-row table:style-name="ro1">
          <table:table-cell office:value-type="string">
            <text:p>48378</text:p>
          </table:table-cell>
          <table:table-cell office:value-type="string">
            <text:p>Weinmann</text:p>
          </table:table-cell>
          <table:table-cell office:value-type="string">
            <text:p>Pegasus</text:p>
          </table:table-cell>
          <table:table-cell office:value-type="float" office:value="32">
            <text:p>32</text:p>
          </table:table-cell>
          <table:table-cell office:value-type="string">
            <text:p>?</text:p>
          </table:table-cell>
          <table:table-cell office:value-type="string">
            <text:p>700x20/23</text:p>
          </table:table-cell>
          <table:table-cell table:style-name="ce2" office:value-type="string">
            <text:p>Red-Ano</text:p>
          </table:table-cell>
          <table:table-cell table:style-name="ce6" office:value-type="string">
            <text:p/>
          </table:table-cell>
          <table:table-cell office:value-type="float" office:value="18.99">
            <text:p>18.99</text:p>
          </table:table-cell>
          <table:table-cell table:formula="of:=[.I140]*2" office:value-type="float" office:value="37.98">
            <text:p>37.98</text:p>
          </table:table-cell>
          <table:table-cell table:number-columns-repeated="1014"/>
        </table:table-row>
        <table:table-row table:style-name="ro1">
          <table:table-cell office:value-type="string">
            <text:p>48380</text:p>
          </table:table-cell>
          <table:table-cell office:value-type="string">
            <text:p>Weinmann</text:p>
          </table:table-cell>
          <table:table-cell office:value-type="string">
            <text:p>Pegasus</text:p>
          </table:table-cell>
          <table:table-cell office:value-type="float" office:value="32">
            <text:p>32</text:p>
          </table:table-cell>
          <table:table-cell office:value-type="string">
            <text:p>?</text:p>
          </table:table-cell>
          <table:table-cell office:value-type="string">
            <text:p>700x20/23</text:p>
          </table:table-cell>
          <table:table-cell table:style-name="ce2" office:value-type="string">
            <text:p>Gold-Ano</text:p>
          </table:table-cell>
          <table:table-cell table:style-name="ce6" office:value-type="string">
            <text:p/>
          </table:table-cell>
          <table:table-cell office:value-type="float" office:value="18.99">
            <text:p>18.99</text:p>
          </table:table-cell>
          <table:table-cell table:formula="of:=[.I141]*2" office:value-type="float" office:value="37.98">
            <text:p>37.98</text:p>
          </table:table-cell>
          <table:table-cell table:number-columns-repeated="1014"/>
        </table:table-row>
        <table:table-row table:style-name="ro1">
          <table:table-cell office:value-type="string">
            <text:p>48381</text:p>
          </table:table-cell>
          <table:table-cell office:value-type="string">
            <text:p>Weinmann</text:p>
          </table:table-cell>
          <table:table-cell office:value-type="string">
            <text:p>Pegasus</text:p>
          </table:table-cell>
          <table:table-cell office:value-type="float" office:value="32">
            <text:p>32</text:p>
          </table:table-cell>
          <table:table-cell office:value-type="string">
            <text:p>?</text:p>
          </table:table-cell>
          <table:table-cell office:value-type="string">
            <text:p>700x20/23</text:p>
          </table:table-cell>
          <table:table-cell table:style-name="ce2" office:value-type="string">
            <text:p>Green-Ano</text:p>
          </table:table-cell>
          <table:table-cell table:style-name="ce6" office:value-type="string">
            <text:p/>
          </table:table-cell>
          <table:table-cell office:value-type="float" office:value="18.99">
            <text:p>18.99</text:p>
          </table:table-cell>
          <table:table-cell table:formula="of:=[.I142]*2" office:value-type="float" office:value="37.98">
            <text:p>37.98</text:p>
          </table:table-cell>
          <table:table-cell table:number-columns-repeated="1014"/>
        </table:table-row>
        <table:table-row table:style-name="ro1">
          <table:table-cell office:value-type="string">
            <text:p>48379</text:p>
          </table:table-cell>
          <table:table-cell office:value-type="string">
            <text:p>Weinmann</text:p>
          </table:table-cell>
          <table:table-cell office:value-type="string">
            <text:p>Pegasus</text:p>
          </table:table-cell>
          <table:table-cell office:value-type="float" office:value="32">
            <text:p>32</text:p>
          </table:table-cell>
          <table:table-cell office:value-type="string">
            <text:p>?</text:p>
          </table:table-cell>
          <table:table-cell office:value-type="string">
            <text:p>700x20/23</text:p>
          </table:table-cell>
          <table:table-cell table:style-name="ce2" office:value-type="string">
            <text:p>Blue-Ano</text:p>
          </table:table-cell>
          <table:table-cell table:style-name="ce6" office:value-type="string">
            <text:p/>
          </table:table-cell>
          <table:table-cell office:value-type="float" office:value="18.99">
            <text:p>18.99</text:p>
          </table:table-cell>
          <table:table-cell table:formula="of:=[.I143]*2" office:value-type="float" office:value="37.98">
            <text:p>37.98</text:p>
          </table:table-cell>
          <table:table-cell table:number-columns-repeated="1014"/>
        </table:table-row>
        <table:table-row table:style-name="ro1">
          <table:table-cell office:value-type="string">
            <text:p>47981</text:p>
          </table:table-cell>
          <table:table-cell office:value-type="string">
            <text:p>Weinmann</text:p>
          </table:table-cell>
          <table:table-cell office:value-type="string">
            <text:p>LP-18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 table:style-name="ce6" office:value-type="string">
            <text:p/>
          </table:table-cell>
          <table:table-cell office:value-type="float" office:value="12.99">
            <text:p>12.99</text:p>
          </table:table-cell>
          <table:table-cell table:formula="of:=[.I144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7982</text:p>
          </table:table-cell>
          <table:table-cell office:value-type="string">
            <text:p>Weinmann</text:p>
          </table:table-cell>
          <table:table-cell office:value-type="string">
            <text:p>LP-18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 table:style-name="ce6" office:value-type="string">
            <text:p/>
          </table:table-cell>
          <table:table-cell office:value-type="float" office:value="14.99">
            <text:p>14.99</text:p>
          </table:table-cell>
          <table:table-cell table:formula="of:=[.I145]*2" office:value-type="float" office:value="29.98">
            <text:p>29.98</text:p>
          </table:table-cell>
          <table:table-cell table:number-columns-repeated="1014"/>
        </table:table-row>
        <table:table-row table:style-name="ro1">
          <table:table-cell office:value-type="string">
            <text:p>47983</text:p>
          </table:table-cell>
          <table:table-cell office:value-type="string">
            <text:p>Weinmann</text:p>
          </table:table-cell>
          <table:table-cell office:value-type="string">
            <text:p>LP-18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 table:style-name="ce6" office:value-type="string">
            <text:p/>
          </table:table-cell>
          <table:table-cell office:value-type="float" office:value="12.99">
            <text:p>12.99</text:p>
          </table:table-cell>
          <table:table-cell table:formula="of:=[.I146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8037</text:p>
          </table:table-cell>
          <table:table-cell office:value-type="string">
            <text:p>Weinmann</text:p>
          </table:table-cell>
          <table:table-cell office:value-type="string">
            <text:p>LP-18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 table:style-name="ce6" office:value-type="string">
            <text:p/>
          </table:table-cell>
          <table:table-cell office:value-type="float" office:value="14.99">
            <text:p>14.99</text:p>
          </table:table-cell>
          <table:table-cell table:formula="of:=[.I147]*2" office:value-type="float" office:value="29.98">
            <text:p>29.98</text:p>
          </table:table-cell>
          <table:table-cell table:number-columns-repeated="1014"/>
        </table:table-row>
        <table:table-row table:style-name="ro1">
          <table:table-cell office:value-type="string">
            <text:p>47860</text:p>
          </table:table-cell>
          <table:table-cell office:value-type="string">
            <text:p>Weinmann</text:p>
          </table:table-cell>
          <table:table-cell office:value-type="string">
            <text:p>AS23X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5</text:p>
          </table:table-cell>
          <table:table-cell table:style-name="ce2" office:value-type="string">
            <text:p>Silver</text:p>
          </table:table-cell>
          <table:table-cell table:style-name="ce6" office:value-type="string">
            <text:p/>
          </table:table-cell>
          <table:table-cell office:value-type="float" office:value="7.99">
            <text:p>7.99</text:p>
          </table:table-cell>
          <table:table-cell table:formula="of:=[.I148]*2" office:value-type="float" office:value="15.98">
            <text:p>15.98</text:p>
          </table:table-cell>
          <table:table-cell table:number-columns-repeated="1014"/>
        </table:table-row>
        <table:table-row table:style-name="ro1">
          <table:table-cell office:value-type="string">
            <text:p>47859</text:p>
          </table:table-cell>
          <table:table-cell office:value-type="string">
            <text:p>Weinmann</text:p>
          </table:table-cell>
          <table:table-cell office:value-type="string">
            <text:p>AS23X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5</text:p>
          </table:table-cell>
          <table:table-cell table:style-name="ce2" office:value-type="string">
            <text:p>Silver</text:p>
          </table:table-cell>
          <table:table-cell table:style-name="ce6" office:value-type="string">
            <text:p/>
          </table:table-cell>
          <table:table-cell office:value-type="float" office:value="7.99">
            <text:p>7.99</text:p>
          </table:table-cell>
          <table:table-cell table:formula="of:=[.I149]*2" office:value-type="float" office:value="15.98">
            <text:p>15.98</text:p>
          </table:table-cell>
          <table:table-cell table:number-columns-repeated="1014"/>
        </table:table-row>
        <table:table-row table:style-name="ro1">
          <table:table-cell office:value-type="string">
            <text:p>47547</text:p>
          </table:table-cell>
          <table:table-cell office:value-type="string">
            <text:p>Weinmann</text:p>
          </table:table-cell>
          <table:table-cell table:style-name="ce2" office:value-type="float" office:value="519">
            <text:p>519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35</text:p>
          </table:table-cell>
          <table:table-cell table:style-name="ce2" office:value-type="string">
            <text:p>Silver</text:p>
          </table:table-cell>
          <table:table-cell table:style-name="ce6" office:value-type="string">
            <text:p/>
          </table:table-cell>
          <table:table-cell office:value-type="float" office:value="10.99">
            <text:p>10.99</text:p>
          </table:table-cell>
          <table:table-cell table:formula="of:=[.I150]*2" office:value-type="float" office:value="21.98">
            <text:p>21.98</text:p>
          </table:table-cell>
          <table:table-cell table:number-columns-repeated="1014"/>
        </table:table-row>
        <table:table-row table:style-name="ro1">
          <table:table-cell office:value-type="string">
            <text:p>48027</text:p>
          </table:table-cell>
          <table:table-cell office:value-type="string">
            <text:p>Weinmann</text:p>
          </table:table-cell>
          <table:table-cell table:style-name="ce2" office:value-type="float" office:value="519">
            <text:p>519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35</text:p>
          </table:table-cell>
          <table:table-cell table:style-name="ce2" office:value-type="string">
            <text:p>Black</text:p>
          </table:table-cell>
          <table:table-cell/>
          <table:table-cell office:value-type="float" office:value="10.99">
            <text:p>10.99</text:p>
          </table:table-cell>
          <table:table-cell table:formula="of:=[.I151]*2" office:value-type="float" office:value="21.98">
            <text:p>21.98</text:p>
          </table:table-cell>
          <table:table-cell table:number-columns-repeated="1014"/>
        </table:table-row>
        <table:table-row table:style-name="ro1">
          <table:table-cell office:value-type="string">
            <text:p>47530</text:p>
          </table:table-cell>
          <table:table-cell office:value-type="string">
            <text:p>Weinmann</text:p>
          </table:table-cell>
          <table:table-cell table:style-name="ce2" office:value-type="float" office:value="519">
            <text:p>519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35</text:p>
          </table:table-cell>
          <table:table-cell table:style-name="ce2" office:value-type="string">
            <text:p>Silver</text:p>
          </table:table-cell>
          <table:table-cell table:style-name="ce6" office:value-type="string">
            <text:p/>
          </table:table-cell>
          <table:table-cell office:value-type="float" office:value="10.99">
            <text:p>10.99</text:p>
          </table:table-cell>
          <table:table-cell table:formula="of:=[.I152]*2" office:value-type="float" office:value="21.98">
            <text:p>21.98</text:p>
          </table:table-cell>
          <table:table-cell table:number-columns-repeated="1014"/>
        </table:table-row>
        <table:table-row table:style-name="ro1">
          <table:table-cell office:value-type="string">
            <text:p>47963</text:p>
          </table:table-cell>
          <table:table-cell office:value-type="string">
            <text:p>Weinmann</text:p>
          </table:table-cell>
          <table:table-cell office:value-type="string">
            <text:p>ZAC-19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35</text:p>
          </table:table-cell>
          <table:table-cell table:style-name="ce2" office:value-type="string">
            <text:p>Silver</text:p>
          </table:table-cell>
          <table:table-cell table:style-name="ce6" office:value-type="string">
            <text:p/>
          </table:table-cell>
          <table:table-cell office:value-type="float" office:value="12.99">
            <text:p>12.99</text:p>
          </table:table-cell>
          <table:table-cell table:formula="of:=[.I153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8353</text:p>
          </table:table-cell>
          <table:table-cell office:value-type="string">
            <text:p>Weinmann</text:p>
          </table:table-cell>
          <table:table-cell office:value-type="string">
            <text:p>ZAC-19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35</text:p>
          </table:table-cell>
          <table:table-cell office:value-type="string">
            <text:p>Black</text:p>
          </table:table-cell>
          <table:table-cell table:style-name="ce6" office:value-type="string">
            <text:p/>
          </table:table-cell>
          <table:table-cell office:value-type="float" office:value="12.99">
            <text:p>12.99</text:p>
          </table:table-cell>
          <table:table-cell table:formula="of:=[.I154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8026</text:p>
          </table:table-cell>
          <table:table-cell office:value-type="string">
            <text:p>Weinmann</text:p>
          </table:table-cell>
          <table:table-cell office:value-type="string">
            <text:p>ZAC-19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35</text:p>
          </table:table-cell>
          <table:table-cell table:style-name="ce2" office:value-type="string">
            <text:p>Black</text:p>
          </table:table-cell>
          <table:table-cell table:style-name="ce6" office:value-type="string">
            <text:p/>
          </table:table-cell>
          <table:table-cell office:value-type="float" office:value="12.99">
            <text:p>12.99</text:p>
          </table:table-cell>
          <table:table-cell table:formula="of:=[.I155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8354</text:p>
          </table:table-cell>
          <table:table-cell office:value-type="string">
            <text:p>Weinmann</text:p>
          </table:table-cell>
          <table:table-cell office:value-type="string">
            <text:p>ZAC-19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35</text:p>
          </table:table-cell>
          <table:table-cell office:value-type="string">
            <text:p>Silver</text:p>
          </table:table-cell>
          <table:table-cell table:style-name="ce6" office:value-type="string">
            <text:p/>
          </table:table-cell>
          <table:table-cell office:value-type="float" office:value="12.99">
            <text:p>12.99</text:p>
          </table:table-cell>
          <table:table-cell table:formula="of:=[.I156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7964</text:p>
          </table:table-cell>
          <table:table-cell office:value-type="string">
            <text:p>Weinmann</text:p>
          </table:table-cell>
          <table:table-cell office:value-type="string">
            <text:p>ZAC-19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35</text:p>
          </table:table-cell>
          <table:table-cell table:style-name="ce2" office:value-type="string">
            <text:p>Silver</text:p>
          </table:table-cell>
          <table:table-cell/>
          <table:table-cell office:value-type="float" office:value="12.99">
            <text:p>12.99</text:p>
          </table:table-cell>
          <table:table-cell table:formula="of:=[.I157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7767</text:p>
          </table:table-cell>
          <table:table-cell office:value-type="string">
            <text:p>Sun</text:p>
          </table:table-cell>
          <table:table-cell office:value-type="string">
            <text:p>CR18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 table:style-name="ce6"/>
          <table:table-cell office:value-type="float" office:value="17.49">
            <text:p>17.49</text:p>
          </table:table-cell>
          <table:table-cell table:formula="of:=[.I158]*2" office:value-type="float" office:value="34.98">
            <text:p>34.98</text:p>
          </table:table-cell>
          <table:table-cell table:number-columns-repeated="1014"/>
        </table:table-row>
        <table:table-row table:style-name="ro1">
          <table:table-cell office:value-type="string">
            <text:p>47744</text:p>
          </table:table-cell>
          <table:table-cell office:value-type="string">
            <text:p>Sun</text:p>
          </table:table-cell>
          <table:table-cell office:value-type="string">
            <text:p>CR18</text:p>
          </table:table-cell>
          <table:table-cell office:value-type="float" office:value="48">
            <text:p>48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Polished Silver</text:p>
          </table:table-cell>
          <table:table-cell table:style-name="ce6"/>
          <table:table-cell office:value-type="float" office:value="17.49">
            <text:p>17.49</text:p>
          </table:table-cell>
          <table:table-cell table:formula="of:=[.I159]*2" office:value-type="float" office:value="34.98">
            <text:p>34.98</text:p>
          </table:table-cell>
          <table:table-cell table:number-columns-repeated="1014"/>
        </table:table-row>
        <table:table-row table:style-name="ro1">
          <table:table-cell office:value-type="string">
            <text:p>47864</text:p>
          </table:table-cell>
          <table:table-cell office:value-type="string">
            <text:p>Sun</text:p>
          </table:table-cell>
          <table:table-cell office:value-type="string">
            <text:p>CR18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 table:style-name="ce6"/>
          <table:table-cell office:value-type="float" office:value="17.49">
            <text:p>17.49</text:p>
          </table:table-cell>
          <table:table-cell table:formula="of:=[.I160]*2" office:value-type="float" office:value="34.98">
            <text:p>34.98</text:p>
          </table:table-cell>
          <table:table-cell table:number-columns-repeated="1014"/>
        </table:table-row>
        <table:table-row table:style-name="ro1">
          <table:table-cell office:value-type="string">
            <text:p>47718</text:p>
          </table:table-cell>
          <table:table-cell office:value-type="string">
            <text:p>Sun</text:p>
          </table:table-cell>
          <table:table-cell office:value-type="string">
            <text:p>CR18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 table:style-name="ce6"/>
          <table:table-cell office:value-type="float" office:value="17.49">
            <text:p>17.49</text:p>
          </table:table-cell>
          <table:table-cell table:formula="of:=[.I161]*2" office:value-type="float" office:value="34.98">
            <text:p>34.98</text:p>
          </table:table-cell>
          <table:table-cell table:number-columns-repeated="1014"/>
        </table:table-row>
        <table:table-row table:style-name="ro1">
          <table:table-cell office:value-type="string">
            <text:p>47933</text:p>
          </table:table-cell>
          <table:table-cell office:value-type="string">
            <text:p>Sun</text:p>
          </table:table-cell>
          <table:table-cell office:value-type="string">
            <text:p>SWIFT</text:p>
          </table:table-cell>
          <table:table-cell office:value-type="float" office:value="28">
            <text:p>28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 table:style-name="ce6"/>
          <table:table-cell office:value-type="float" office:value="22.99">
            <text:p>22.99</text:p>
          </table:table-cell>
          <table:table-cell table:formula="of:=[.I162]*2" office:value-type="float" office:value="45.98">
            <text:p>45.98</text:p>
          </table:table-cell>
          <table:table-cell table:number-columns-repeated="1014"/>
        </table:table-row>
        <table:table-row table:style-name="ro1">
          <table:table-cell office:value-type="string">
            <text:p>47934</text:p>
          </table:table-cell>
          <table:table-cell office:value-type="string">
            <text:p>Sun</text:p>
          </table:table-cell>
          <table:table-cell office:value-type="string">
            <text:p>SWIFT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 table:style-name="ce6"/>
          <table:table-cell office:value-type="float" office:value="22.99">
            <text:p>22.99</text:p>
          </table:table-cell>
          <table:table-cell table:formula="of:=[.I163]*2" office:value-type="float" office:value="45.98">
            <text:p>45.98</text:p>
          </table:table-cell>
          <table:table-cell table:number-columns-repeated="1014"/>
        </table:table-row>
        <table:table-row table:style-name="ro1">
          <table:table-cell office:value-type="string">
            <text:p>48076</text:p>
          </table:table-cell>
          <table:table-cell office:value-type="string">
            <text:p>Sun</text:p>
          </table:table-cell>
          <table:table-cell office:value-type="string">
            <text:p>DS2 XC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 table:style-name="ce6"/>
          <table:table-cell office:value-type="float" office:value="19.99">
            <text:p>19.99</text:p>
          </table:table-cell>
          <table:table-cell table:formula="of:=[.I164]*2" office:value-type="float" office:value="39.98">
            <text:p>39.98</text:p>
          </table:table-cell>
          <table:table-cell table:number-columns-repeated="1014"/>
        </table:table-row>
        <table:table-row table:style-name="ro1">
          <table:table-cell office:value-type="string">
            <text:p>47818</text:p>
          </table:table-cell>
          <table:table-cell office:value-type="string">
            <text:p>Sun</text:p>
          </table:table-cell>
          <table:table-cell office:value-type="string">
            <text:p>ASSAULT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 table:style-name="ce6"/>
          <table:table-cell office:value-type="float" office:value="19.99">
            <text:p>19.99</text:p>
          </table:table-cell>
          <table:table-cell table:formula="of:=[.I165]*2" office:value-type="float" office:value="39.98">
            <text:p>39.98</text:p>
          </table:table-cell>
          <table:table-cell table:number-columns-repeated="1014"/>
        </table:table-row>
        <table:table-row table:style-name="ro1">
          <table:table-cell office:value-type="string">
            <text:p>47465</text:p>
          </table:table-cell>
          <table:table-cell office:value-type="string">
            <text:p>Sun</text:p>
          </table:table-cell>
          <table:table-cell office:value-type="string">
            <text:p>ME14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 table:style-name="ce6"/>
          <table:table-cell office:value-type="float" office:value="22.99">
            <text:p>22.99</text:p>
          </table:table-cell>
          <table:table-cell table:formula="of:=[.I166]*2" office:value-type="float" office:value="45.98">
            <text:p>45.98</text:p>
          </table:table-cell>
          <table:table-cell table:number-columns-repeated="1014"/>
        </table:table-row>
        <table:table-row table:style-name="ro1">
          <table:table-cell office:value-type="string">
            <text:p>47617</text:p>
          </table:table-cell>
          <table:table-cell office:value-type="string">
            <text:p>Sun</text:p>
          </table:table-cell>
          <table:table-cell office:value-type="string">
            <text:p>M13 II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Polished Silver</text:p>
          </table:table-cell>
          <table:table-cell table:style-name="ce6"/>
          <table:table-cell office:value-type="float" office:value="17.49">
            <text:p>17.49</text:p>
          </table:table-cell>
          <table:table-cell table:formula="of:=[.I167]*2" office:value-type="float" office:value="34.98">
            <text:p>34.98</text:p>
          </table:table-cell>
          <table:table-cell table:number-columns-repeated="1014"/>
        </table:table-row>
        <table:table-row table:style-name="ro1">
          <table:table-cell office:value-type="string">
            <text:p>47618</text:p>
          </table:table-cell>
          <table:table-cell office:value-type="string">
            <text:p>Sun</text:p>
          </table:table-cell>
          <table:table-cell office:value-type="string">
            <text:p>M13 II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Polished Silver</text:p>
          </table:table-cell>
          <table:table-cell table:style-name="ce6"/>
          <table:table-cell office:value-type="float" office:value="17.49">
            <text:p>17.49</text:p>
          </table:table-cell>
          <table:table-cell table:formula="of:=[.I168]*2" office:value-type="float" office:value="34.98">
            <text:p>34.98</text:p>
          </table:table-cell>
          <table:table-cell table:number-columns-repeated="1014"/>
        </table:table-row>
        <table:table-row table:style-name="ro1">
          <table:table-cell office:value-type="string">
            <text:p>47844</text:p>
          </table:table-cell>
          <table:table-cell office:value-type="string">
            <text:p>Sun</text:p>
          </table:table-cell>
          <table:table-cell office:value-type="string">
            <text:p>M13 II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 table:style-name="ce6"/>
          <table:table-cell office:value-type="float" office:value="17.49">
            <text:p>17.49</text:p>
          </table:table-cell>
          <table:table-cell table:formula="of:=[.I169]*2" office:value-type="float" office:value="34.98">
            <text:p>34.98</text:p>
          </table:table-cell>
          <table:table-cell table:number-columns-repeated="1014"/>
        </table:table-row>
        <table:table-row table:style-name="ro1">
          <table:table-cell office:value-type="string">
            <text:p>48115</text:p>
          </table:table-cell>
          <table:table-cell office:value-type="string">
            <text:p>DT</text:p>
          </table:table-cell>
          <table:table-cell office:value-type="string">
            <text:p>RR1.2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55.99">
            <text:p>55.99</text:p>
          </table:table-cell>
          <table:table-cell table:formula="of:=[.I170]*2" office:value-type="float" office:value="111.98">
            <text:p>111.98</text:p>
          </table:table-cell>
          <table:table-cell table:number-columns-repeated="1014"/>
        </table:table-row>
        <table:table-row table:style-name="ro1">
          <table:table-cell office:value-type="string">
            <text:p>48358</text:p>
          </table:table-cell>
          <table:table-cell office:value-type="string">
            <text:p>DT</text:p>
          </table:table-cell>
          <table:table-cell office:value-type="string">
            <text:p>R520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37.99">
            <text:p>37.99</text:p>
          </table:table-cell>
          <table:table-cell table:formula="of:=[.I171]*2" office:value-type="float" office:value="75.98">
            <text:p>75.98</text:p>
          </table:table-cell>
          <table:table-cell table:number-columns-repeated="1014"/>
        </table:table-row>
        <table:table-row table:style-name="ro1">
          <table:table-cell office:value-type="string">
            <text:p>48357</text:p>
          </table:table-cell>
          <table:table-cell office:value-type="string">
            <text:p>DT</text:p>
          </table:table-cell>
          <table:table-cell office:value-type="string">
            <text:p>R520</text:p>
          </table:table-cell>
          <table:table-cell office:value-type="float" office:value="28">
            <text:p>28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37.99">
            <text:p>37.99</text:p>
          </table:table-cell>
          <table:table-cell table:formula="of:=[.I172]*2" office:value-type="float" office:value="75.98">
            <text:p>75.98</text:p>
          </table:table-cell>
          <table:table-cell table:number-columns-repeated="1014"/>
        </table:table-row>
        <table:table-row table:style-name="ro1">
          <table:table-cell office:value-type="string">
            <text:p>48263</text:p>
          </table:table-cell>
          <table:table-cell office:value-type="string">
            <text:p>DT</text:p>
          </table:table-cell>
          <table:table-cell office:value-type="string">
            <text:p>RR1.1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55.99">
            <text:p>55.99</text:p>
          </table:table-cell>
          <table:table-cell table:formula="of:=[.I173]*2" office:value-type="float" office:value="111.98">
            <text:p>111.98</text:p>
          </table:table-cell>
          <table:table-cell table:number-columns-repeated="1014"/>
        </table:table-row>
        <table:table-row table:style-name="ro1">
          <table:table-cell office:value-type="string">
            <text:p>48051</text:p>
          </table:table-cell>
          <table:table-cell office:value-type="string">
            <text:p>DT</text:p>
          </table:table-cell>
          <table:table-cell office:value-type="string">
            <text:p>RR1.1</text:p>
          </table:table-cell>
          <table:table-cell office:value-type="float" office:value="28">
            <text:p>28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55.99">
            <text:p>55.99</text:p>
          </table:table-cell>
          <table:table-cell table:formula="of:=[.I174]*2" office:value-type="float" office:value="111.98">
            <text:p>111.98</text:p>
          </table:table-cell>
          <table:table-cell table:number-columns-repeated="1014"/>
        </table:table-row>
        <table:table-row table:style-name="ro1">
          <table:table-cell office:value-type="string">
            <text:p>47911</text:p>
          </table:table-cell>
          <table:table-cell office:value-type="string">
            <text:p>DT</text:p>
          </table:table-cell>
          <table:table-cell office:value-type="string">
            <text:p>RR1.1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55.99">
            <text:p>55.99</text:p>
          </table:table-cell>
          <table:table-cell table:formula="of:=[.I175]*2" office:value-type="float" office:value="111.98">
            <text:p>111.98</text:p>
          </table:table-cell>
          <table:table-cell table:number-columns-repeated="1014"/>
        </table:table-row>
        <table:table-row table:style-name="ro1">
          <table:table-cell office:value-type="string">
            <text:p>47602</text:p>
          </table:table-cell>
          <table:table-cell office:value-type="string">
            <text:p>Mavic</text:p>
          </table:table-cell>
          <table:table-cell office:value-type="string">
            <text:p>OPEN PRO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/>
          <table:table-cell office:value-type="float" office:value="45.99">
            <text:p>45.99</text:p>
          </table:table-cell>
          <table:table-cell table:formula="of:=[.I176]*2" office:value-type="float" office:value="91.98">
            <text:p>91.98</text:p>
          </table:table-cell>
          <table:table-cell table:number-columns-repeated="1014"/>
        </table:table-row>
        <table:table-row table:style-name="ro1">
          <table:table-cell office:value-type="string">
            <text:p>47923</text:p>
          </table:table-cell>
          <table:table-cell office:value-type="string">
            <text:p>Mavic</text:p>
          </table:table-cell>
          <table:table-cell office:value-type="string">
            <text:p>OPEN PRO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/>
          <table:table-cell office:value-type="float" office:value="44.99">
            <text:p>44.99</text:p>
          </table:table-cell>
          <table:table-cell table:formula="of:=[.I177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7734</text:p>
          </table:table-cell>
          <table:table-cell office:value-type="string">
            <text:p>Mavic</text:p>
          </table:table-cell>
          <table:table-cell office:value-type="string">
            <text:p>OPEN PRO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51.99">
            <text:p>51.99</text:p>
          </table:table-cell>
          <table:table-cell table:formula="of:=[.I178]*2" office:value-type="float" office:value="103.98">
            <text:p>103.98</text:p>
          </table:table-cell>
          <table:table-cell table:number-columns-repeated="1014"/>
        </table:table-row>
        <table:table-row table:style-name="ro1">
          <table:table-cell office:value-type="string">
            <text:p>47862</text:p>
          </table:table-cell>
          <table:table-cell office:value-type="string">
            <text:p>Mavic</text:p>
          </table:table-cell>
          <table:table-cell office:value-type="string">
            <text:p>CXP22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24.99">
            <text:p>24.99</text:p>
          </table:table-cell>
          <table:table-cell table:formula="of:=[.I179]*2" office:value-type="float" office:value="49.98">
            <text:p>49.98</text:p>
          </table:table-cell>
          <table:table-cell table:number-columns-repeated="1014"/>
        </table:table-row>
        <table:table-row table:style-name="ro1">
          <table:table-cell office:value-type="string">
            <text:p>47921</text:p>
          </table:table-cell>
          <table:table-cell office:value-type="string">
            <text:p>Mavic</text:p>
          </table:table-cell>
          <table:table-cell office:value-type="string">
            <text:p>CXP22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27.99">
            <text:p>27.99</text:p>
          </table:table-cell>
          <table:table-cell table:formula="of:=[.I180]*2" office:value-type="float" office:value="55.98">
            <text:p>55.98</text:p>
          </table:table-cell>
          <table:table-cell table:number-columns-repeated="1014"/>
        </table:table-row>
        <table:table-row table:style-name="ro1">
          <table:table-cell office:value-type="string">
            <text:p>48221</text:p>
          </table:table-cell>
          <table:table-cell office:value-type="string">
            <text:p>Mavic</text:p>
          </table:table-cell>
          <table:table-cell office:value-type="string">
            <text:p>CXP22</text:p>
          </table:table-cell>
          <table:table-cell office:value-type="float" office:value="24">
            <text:p>24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/>
          <table:table-cell office:value-type="float" office:value="27.99">
            <text:p>27.99</text:p>
          </table:table-cell>
          <table:table-cell table:formula="of:=[.I181]*2" office:value-type="float" office:value="55.98">
            <text:p>55.98</text:p>
          </table:table-cell>
          <table:table-cell table:number-columns-repeated="1014"/>
        </table:table-row>
        <table:table-row table:style-name="ro1">
          <table:table-cell office:value-type="string">
            <text:p>47880</text:p>
          </table:table-cell>
          <table:table-cell office:value-type="string">
            <text:p>Mavic</text:p>
          </table:table-cell>
          <table:table-cell office:value-type="string">
            <text:p>A119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17.99">
            <text:p>17.99</text:p>
          </table:table-cell>
          <table:table-cell table:formula="of:=[.I182]*2" office:value-type="float" office:value="35.98">
            <text:p>35.98</text:p>
          </table:table-cell>
          <table:table-cell table:number-columns-repeated="1014"/>
        </table:table-row>
        <table:table-row table:style-name="ro1">
          <table:table-cell office:value-type="string">
            <text:p>47879</text:p>
          </table:table-cell>
          <table:table-cell office:value-type="string">
            <text:p>Mavic</text:p>
          </table:table-cell>
          <table:table-cell office:value-type="string">
            <text:p>A119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/>
          <table:table-cell office:value-type="float" office:value="17.99">
            <text:p>17.99</text:p>
          </table:table-cell>
          <table:table-cell table:formula="of:=[.I183]*2" office:value-type="float" office:value="35.98">
            <text:p>35.98</text:p>
          </table:table-cell>
          <table:table-cell table:number-columns-repeated="1014"/>
        </table:table-row>
        <table:table-row table:style-name="ro1">
          <table:table-cell office:value-type="string">
            <text:p>47895</text:p>
          </table:table-cell>
          <table:table-cell office:value-type="string">
            <text:p>Mavic</text:p>
          </table:table-cell>
          <table:table-cell office:value-type="string">
            <text:p>A119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17.99">
            <text:p>17.99</text:p>
          </table:table-cell>
          <table:table-cell table:formula="of:=[.I184]*2" office:value-type="float" office:value="35.98">
            <text:p>35.98</text:p>
          </table:table-cell>
          <table:table-cell table:number-columns-repeated="1014"/>
        </table:table-row>
        <table:table-row table:style-name="ro1">
          <table:table-cell office:value-type="string">
            <text:p>47894</text:p>
          </table:table-cell>
          <table:table-cell office:value-type="string">
            <text:p>Mavic</text:p>
          </table:table-cell>
          <table:table-cell office:value-type="string">
            <text:p>A719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/>
          <table:table-cell office:value-type="float" office:value="44.99">
            <text:p>44.99</text:p>
          </table:table-cell>
          <table:table-cell table:formula="of:=[.I185]*2" office:value-type="float" office:value="89.98">
            <text:p>89.98</text:p>
          </table:table-cell>
          <table:table-cell table:number-columns-repeated="1014"/>
        </table:table-row>
        <table:table-row table:style-name="ro1">
          <table:table-cell office:value-type="string">
            <text:p>47877</text:p>
          </table:table-cell>
          <table:table-cell office:value-type="string">
            <text:p>Mavic</text:p>
          </table:table-cell>
          <table:table-cell office:value-type="string">
            <text:p>A719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47.99">
            <text:p>47.99</text:p>
          </table:table-cell>
          <table:table-cell table:formula="of:=[.I186]*2" office:value-type="float" office:value="95.98">
            <text:p>95.98</text:p>
          </table:table-cell>
          <table:table-cell table:number-columns-repeated="1014"/>
        </table:table-row>
        <table:table-row table:style-name="ro1">
          <table:table-cell office:value-type="string">
            <text:p>47876</text:p>
          </table:table-cell>
          <table:table-cell office:value-type="string">
            <text:p>Mavic</text:p>
          </table:table-cell>
          <table:table-cell office:value-type="string">
            <text:p>A719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47.99">
            <text:p>47.99</text:p>
          </table:table-cell>
          <table:table-cell table:formula="of:=[.I187]*2" office:value-type="float" office:value="95.98">
            <text:p>95.98</text:p>
          </table:table-cell>
          <table:table-cell table:number-columns-repeated="1014"/>
        </table:table-row>
        <table:table-row table:style-name="ro1">
          <table:table-cell office:value-type="string">
            <text:p>47878</text:p>
          </table:table-cell>
          <table:table-cell office:value-type="string">
            <text:p>Mavic</text:p>
          </table:table-cell>
          <table:table-cell office:value-type="string">
            <text:p>A719</text:p>
          </table:table-cell>
          <table:table-cell office:value-type="float" office:value="40">
            <text:p>40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47.99">
            <text:p>47.99</text:p>
          </table:table-cell>
          <table:table-cell table:formula="of:=[.I188]*2" office:value-type="float" office:value="95.98">
            <text:p>95.98</text:p>
          </table:table-cell>
          <table:table-cell table:number-columns-repeated="1014"/>
        </table:table-row>
        <table:table-row table:style-name="ro1">
          <table:table-cell office:value-type="string">
            <text:p>47985</text:p>
          </table:table-cell>
          <table:table-cell office:value-type="string">
            <text:p>Mavic</text:p>
          </table:table-cell>
          <table:table-cell office:value-type="string">
            <text:p>OPEN SPORT</text:p>
          </table:table-cell>
          <table:table-cell office:value-type="float" office:value="36">
            <text:p>36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/>
          <table:table-cell office:value-type="float" office:value="24.99">
            <text:p>24.99</text:p>
          </table:table-cell>
          <table:table-cell table:formula="of:=[.I189]*2" office:value-type="float" office:value="49.98">
            <text:p>49.98</text:p>
          </table:table-cell>
          <table:table-cell table:number-columns-repeated="1014"/>
        </table:table-row>
        <table:table-row table:style-name="ro1">
          <table:table-cell office:value-type="string">
            <text:p>48049</text:p>
          </table:table-cell>
          <table:table-cell office:value-type="string">
            <text:p>Mavic</text:p>
          </table:table-cell>
          <table:table-cell office:value-type="string">
            <text:p>OPEN SPORT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Black</text:p>
          </table:table-cell>
          <table:table-cell/>
          <table:table-cell office:value-type="float" office:value="29.99">
            <text:p>29.99</text:p>
          </table:table-cell>
          <table:table-cell table:formula="of:=[.I190]*2" office:value-type="float" office:value="59.98">
            <text:p>59.98</text:p>
          </table:table-cell>
          <table:table-cell table:number-columns-repeated="1014"/>
        </table:table-row>
        <table:table-row table:style-name="ro1">
          <table:table-cell office:value-type="string">
            <text:p>47984</text:p>
          </table:table-cell>
          <table:table-cell office:value-type="string">
            <text:p>Mavic</text:p>
          </table:table-cell>
          <table:table-cell office:value-type="string">
            <text:p>OPEN SPORT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Silver</text:p>
          </table:table-cell>
          <table:table-cell/>
          <table:table-cell office:value-type="float" office:value="24.99">
            <text:p>24.99</text:p>
          </table:table-cell>
          <table:table-cell table:formula="of:=[.I191]*2" office:value-type="float" office:value="49.98">
            <text:p>49.98</text:p>
          </table:table-cell>
          <table:table-cell table:number-columns-repeated="1014"/>
        </table:table-row>
        <table:table-row table:style-name="ro1">
          <table:table-cell office:value-type="string">
            <text:p>48366</text:p>
          </table:table-cell>
          <table:table-cell office:value-type="string">
            <text:p>Mavic</text:p>
          </table:table-cell>
          <table:table-cell office:value-type="string">
            <text:p>REFLEX</text:p>
          </table:table-cell>
          <table:table-cell office:value-type="float" office:value="32">
            <text:p>32</text:p>
          </table:table-cell>
          <table:table-cell office:value-type="string">
            <text:p>MSW</text:p>
          </table:table-cell>
          <table:table-cell office:value-type="string">
            <text:p>700x20/23</text:p>
          </table:table-cell>
          <table:table-cell office:value-type="string">
            <text:p>Grey</text:p>
          </table:table-cell>
          <table:table-cell/>
          <table:table-cell office:value-type="float" office:value="64.99">
            <text:p>64.99</text:p>
          </table:table-cell>
          <table:table-cell table:formula="of:=[.I192]*2" office:value-type="float" office:value="129.98">
            <text:p>129.98</text:p>
          </table:table-cell>
          <table:table-cell table:number-columns-repeated="1014"/>
        </table:table-row>
        <table:table-row table:style-name="ro1">
          <table:table-cell office:value-type="string">
            <text:p>47590</text:p>
          </table:table-cell>
          <table:table-cell office:value-type="string">
            <text:p>Weinmann</text:p>
          </table:table-cell>
          <table:table-cell table:style-name="ce2" office:value-type="float" office:value="219">
            <text:p>219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27x1-1/4</text:p>
          </table:table-cell>
          <table:table-cell office:value-type="string">
            <text:p>Silver</text:p>
          </table:table-cell>
          <table:table-cell/>
          <table:table-cell office:value-type="float" office:value="7.99">
            <text:p>7.99</text:p>
          </table:table-cell>
          <table:table-cell table:formula="of:=[.I193]*2" office:value-type="float" office:value="15.98">
            <text:p>15.98</text:p>
          </table:table-cell>
          <table:table-cell table:number-columns-repeated="1014"/>
        </table:table-row>
        <table:table-row table:style-name="ro1">
          <table:table-cell office:value-type="string">
            <text:p>4701</text:p>
          </table:table-cell>
          <table:table-cell office:value-type="string">
            <text:p>Weinmann</text:p>
          </table:table-cell>
          <table:table-cell table:style-name="ce2" office:value-type="float" office:value="219">
            <text:p>219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27x1-1/4</text:p>
          </table:table-cell>
          <table:table-cell office:value-type="string">
            <text:p>Silver</text:p>
          </table:table-cell>
          <table:table-cell/>
          <table:table-cell office:value-type="float" office:value="7.99">
            <text:p>7.99</text:p>
          </table:table-cell>
          <table:table-cell table:formula="of:=[.I194]*2" office:value-type="float" office:value="15.98">
            <text:p>15.98</text:p>
          </table:table-cell>
          <table:table-cell table:number-columns-repeated="1014"/>
        </table:table-row>
        <table:table-row table:style-name="ro1">
          <table:table-cell office:value-type="string">
            <text:p>48035</text:p>
          </table:table-cell>
          <table:table-cell office:value-type="string">
            <text:p>Weinmann</text:p>
          </table:table-cell>
          <table:table-cell table:style-name="ce2" office:value-type="string">
            <text:p>LP18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27x1</text:p>
          </table:table-cell>
          <table:table-cell office:value-type="string">
            <text:p>Silver</text:p>
          </table:table-cell>
          <table:table-cell/>
          <table:table-cell office:value-type="float" office:value="12.99">
            <text:p>12.99</text:p>
          </table:table-cell>
          <table:table-cell table:formula="of:=[.I195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8034</text:p>
          </table:table-cell>
          <table:table-cell office:value-type="string">
            <text:p>Weinmann</text:p>
          </table:table-cell>
          <table:table-cell table:style-name="ce2" office:value-type="string">
            <text:p>LP18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27x1</text:p>
          </table:table-cell>
          <table:table-cell office:value-type="string">
            <text:p>Silver</text:p>
          </table:table-cell>
          <table:table-cell/>
          <table:table-cell office:value-type="float" office:value="12.99">
            <text:p>12.99</text:p>
          </table:table-cell>
          <table:table-cell table:formula="of:=[.I196]*2" office:value-type="float" office:value="25.98">
            <text:p>25.98</text:p>
          </table:table-cell>
          <table:table-cell table:number-columns-repeated="1014"/>
        </table:table-row>
        <table:table-row table:style-name="ro1">
          <table:table-cell office:value-type="string">
            <text:p>48220</text:p>
          </table:table-cell>
          <table:table-cell office:value-type="string">
            <text:p>Velocity</text:p>
          </table:table-cell>
          <table:table-cell table:style-name="ce2" office:value-type="string">
            <text:p>TwinHollow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27x1-1/4</text:p>
          </table:table-cell>
          <table:table-cell office:value-type="string">
            <text:p>Silver</text:p>
          </table:table-cell>
          <table:table-cell/>
          <table:table-cell office:value-type="float" office:value="28.99">
            <text:p>28.99</text:p>
          </table:table-cell>
          <table:table-cell table:formula="of:=[.I197]*2" office:value-type="float" office:value="57.98">
            <text:p>57.98</text:p>
          </table:table-cell>
          <table:table-cell table:number-columns-repeated="1014"/>
        </table:table-row>
        <table:table-row table:style-name="ro1">
          <table:table-cell office:value-type="string">
            <text:p>47673</text:p>
          </table:table-cell>
          <table:table-cell office:value-type="string">
            <text:p>Sun</text:p>
          </table:table-cell>
          <table:table-cell table:style-name="ce2" office:value-type="string">
            <text:p>M13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27x1</text:p>
          </table:table-cell>
          <table:table-cell office:value-type="string">
            <text:p>Silver</text:p>
          </table:table-cell>
          <table:table-cell/>
          <table:table-cell office:value-type="float" office:value="16.99">
            <text:p>16.99</text:p>
          </table:table-cell>
          <table:table-cell table:formula="of:=[.I198]*2" office:value-type="float" office:value="33.98">
            <text:p>33.98</text:p>
          </table:table-cell>
          <table:table-cell table:number-columns-repeated="1014"/>
        </table:table-row>
        <table:table-row table:style-name="ro1">
          <table:table-cell office:value-type="string">
            <text:p>47840</text:p>
          </table:table-cell>
          <table:table-cell office:value-type="string">
            <text:p>Sun</text:p>
          </table:table-cell>
          <table:table-cell table:style-name="ce2" office:value-type="string">
            <text:p>CR18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27x1</text:p>
          </table:table-cell>
          <table:table-cell office:value-type="string">
            <text:p>Silver</text:p>
          </table:table-cell>
          <table:table-cell/>
          <table:table-cell office:value-type="float" office:value="18.49">
            <text:p>18.49</text:p>
          </table:table-cell>
          <table:table-cell table:formula="of:=[.I199]*2" office:value-type="float" office:value="36.98">
            <text:p>36.98</text:p>
          </table:table-cell>
          <table:table-cell table:number-columns-repeated="1014"/>
        </table:table-row>
        <table:table-row table:style-name="ro1">
          <table:table-cell office:value-type="string">
            <text:p>47968</text:p>
          </table:table-cell>
          <table:table-cell office:value-type="string">
            <text:p>Sun</text:p>
          </table:table-cell>
          <table:table-cell table:style-name="ce2" office:value-type="string">
            <text:p>CR18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27x1</text:p>
          </table:table-cell>
          <table:table-cell office:value-type="string">
            <text:p>Silver</text:p>
          </table:table-cell>
          <table:table-cell/>
          <table:table-cell office:value-type="float" office:value="18.49">
            <text:p>18.49</text:p>
          </table:table-cell>
          <table:table-cell table:formula="of:=[.I200]*2" office:value-type="float" office:value="36.98">
            <text:p>36.98</text:p>
          </table:table-cell>
          <table:table-cell table:number-columns-repeated="1014"/>
        </table:table-row>
        <table:table-row table:style-name="ro1">
          <table:table-cell office:value-type="string">
            <text:p>47969</text:p>
          </table:table-cell>
          <table:table-cell office:value-type="string">
            <text:p>Sun</text:p>
          </table:table-cell>
          <table:table-cell table:style-name="ce2" office:value-type="string">
            <text:p>M1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27x1</text:p>
          </table:table-cell>
          <table:table-cell office:value-type="string">
            <text:p>Silver</text:p>
          </table:table-cell>
          <table:table-cell/>
          <table:table-cell office:value-type="float" office:value="16.99">
            <text:p>16.99</text:p>
          </table:table-cell>
          <table:table-cell table:formula="of:=[.I201]*2" office:value-type="float" office:value="33.98">
            <text:p>33.98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65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4">07/14/2009</text:date>, <text:time>16:4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4T11:36:19</meta:creation-date>
    <dc:date>2009-07-14T16:42:49</dc:date>
    <meta:editing-duration>PT02H34M37S</meta:editing-duration>
    <meta:editing-cycles>12</meta:editing-cycles>
    <meta:generator>OpenOffice.org/3.0$Linux OpenOffice.org_project/300m15$Build-9379</meta:generator>
    <meta:document-statistic meta:table-count="2" meta:cell-count="2413" meta:object-count="0"/>
    <meta:user-defined meta:name="Info 1"/>
    <meta:user-defined meta:name="Info 2"/>
    <meta:user-defined meta:name="Info 3"/>
    <meta:user-defined meta:name="Info 4"/>
  </office:meta>
</office:document-meta>
</file>